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old_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.6290883">
            <text:p>0.6290883</text:p>
          </table:table-cell>
          <table:table-cell office:value-type="float" office:value="0.6665778">
            <text:p>0.6665778</text:p>
          </table:table-cell>
          <table:table-cell office:value-type="float" office:value="0.6161981">
            <text:p>0.6161981</text:p>
          </table:table-cell>
          <table:table-cell office:value-type="float" office:value="0.5681826">
            <text:p>0.5681826</text:p>
          </table:table-cell>
          <table:table-cell office:value-type="float" office:value="0.5096413">
            <text:p>0.5096413</text:p>
          </table:table-cell>
          <table:table-cell office:value-type="float" office:value="0.5008902">
            <text:p>0.5008902</text:p>
          </table:table-cell>
          <table:table-cell office:value-type="float" office:value="0.4402205">
            <text:p>0.4402205</text:p>
          </table:table-cell>
          <table:table-cell office:value-type="float" office:value="0.4339521">
            <text:p>0.4339521</text:p>
          </table:table-cell>
          <table:table-cell office:value-type="float" office:value="0.4909561">
            <text:p>0.4909561</text:p>
          </table:table-cell>
          <table:table-cell office:value-type="float" office:value="0.5112975">
            <text:p>0.5112975</text:p>
          </table:table-cell>
          <table:table-cell office:value-type="float" office:value="0.4594964">
            <text:p>0.4594964</text:p>
          </table:table-cell>
          <table:table-cell office:value-type="float" office:value="0.501127">
            <text:p>0.501127</text:p>
          </table:table-cell>
          <table:table-cell office:value-type="float" office:value="0.5704309">
            <text:p>0.5704309</text:p>
          </table:table-cell>
          <table:table-cell office:value-type="float" office:value="0.5187487">
            <text:p>0.5187487</text:p>
          </table:table-cell>
          <table:table-cell office:value-type="float" office:value="0.4687218">
            <text:p>0.4687218</text:p>
          </table:table-cell>
          <table:table-cell office:value-type="float" office:value="0.4613902">
            <text:p>0.4613902</text:p>
          </table:table-cell>
          <table:table-cell office:value-type="float" office:value="0.5115342">
            <text:p>0.5115342</text:p>
          </table:table-cell>
          <table:table-cell office:value-type="float" office:value="0.5412191">
            <text:p>0.5412191</text:p>
          </table:table-cell>
          <table:table-cell office:value-type="float" office:value="0.8790979">
            <text:p>0.8790979</text:p>
          </table:table-cell>
          <table:table-cell office:value-type="float" office:value="1.0844016">
            <text:p>1.0844016</text:p>
          </table:table-cell>
          <table:table-cell office:value-type="float" office:value="1.0402906">
            <text:p>1.0402906</text:p>
          </table:table-cell>
          <table:table-cell office:value-type="float" office:value="1.0844021">
            <text:p>1.0844021</text:p>
          </table:table-cell>
          <table:table-cell office:value-type="float" office:value="1.1369107">
            <text:p>1.1369107</text:p>
          </table:table-cell>
          <table:table-cell office:value-type="float" office:value="1.2046762">
            <text:p>1.2046762</text:p>
          </table:table-cell>
          <table:table-cell office:value-type="float" office:value="1.1095917">
            <text:p>1.1095917</text:p>
          </table:table-cell>
          <table:table-cell office:value-type="float" office:value="1.0784892">
            <text:p>1.0784892</text:p>
          </table:table-cell>
          <table:table-cell office:value-type="float" office:value="1.0232602">
            <text:p>1.0232602</text:p>
          </table:table-cell>
          <table:table-cell office:value-type="float" office:value="1.0197128">
            <text:p>1.0197128</text:p>
          </table:table-cell>
          <table:table-cell office:value-type="float" office:value="0.6717815">
            <text:p>0.6717815</text:p>
          </table:table-cell>
          <table:table-cell office:value-type="float" office:value="0.6017693">
            <text:p>0.6017693</text:p>
          </table:table-cell>
          <table:table-cell office:value-type="float" office:value="0.6966163">
            <text:p>0.6966163</text:p>
          </table:table-cell>
          <table:table-cell office:value-type="float" office:value="0.4936765">
            <text:p>0.4936765</text:p>
          </table:table-cell>
          <table:table-cell office:value-type="float" office:value="0.9032239">
            <text:p>0.9032239</text:p>
          </table:table-cell>
          <table:table-cell office:value-type="float" office:value="3.5273728">
            <text:p>3.5273728</text:p>
          </table:table-cell>
          <table:table-cell office:value-type="float" office:value="3.6533237">
            <text:p>3.6533237</text:p>
          </table:table-cell>
          <table:table-cell office:value-type="float" office:value="3.6753199">
            <text:p>3.6753199</text:p>
          </table:table-cell>
          <table:table-cell office:value-type="float" office:value="3.8015058">
            <text:p>3.8015058</text:p>
          </table:table-cell>
          <table:table-cell office:value-type="float" office:value="3.9396379">
            <text:p>3.9396379</text:p>
          </table:table-cell>
          <table:table-cell office:value-type="float" office:value="4.1756902">
            <text:p>4.1756902</text:p>
          </table:table-cell>
          <table:table-cell office:value-type="float" office:value="4.1539311">
            <text:p>4.1539311</text:p>
          </table:table-cell>
          <table:table-cell office:value-type="float" office:value="4.1872816">
            <text:p>4.1872816</text:p>
          </table:table-cell>
          <table:table-cell office:value-type="float" office:value="4.1999359">
            <text:p>4.1999359</text:p>
          </table:table-cell>
          <table:table-cell office:value-type="float" office:value="4.1518021">
            <text:p>4.1518021</text:p>
          </table:table-cell>
          <table:table-cell office:value-type="float" office:value="4.2270198">
            <text:p>4.2270198</text:p>
          </table:table-cell>
          <table:table-cell office:value-type="float" office:value="4.1642203">
            <text:p>4.1642203</text:p>
          </table:table-cell>
          <table:table-cell office:value-type="float" office:value="4.6388125">
            <text:p>4.6388125</text:p>
          </table:table-cell>
          <table:table-cell office:value-type="float" office:value="4.6603365">
            <text:p>4.6603365</text:p>
          </table:table-cell>
          <table:table-cell office:value-type="float" office:value="4.7839217">
            <text:p>4.7839217</text:p>
          </table:table-cell>
          <table:table-cell office:value-type="float" office:value="4.6502848">
            <text:p>4.6502848</text:p>
          </table:table-cell>
          <table:table-cell office:value-type="float" office:value="4.5617032">
            <text:p>4.5617032</text:p>
          </table:table-cell>
          <table:table-cell office:value-type="float" office:value="4.6386952">
            <text:p>4.6386952</text:p>
          </table:table-cell>
          <table:table-cell office:value-type="float" office:value="4.6293516">
            <text:p>4.6293516</text:p>
          </table:table-cell>
          <table:table-cell office:value-type="float" office:value="4.5749502">
            <text:p>4.5749502</text:p>
          </table:table-cell>
          <table:table-cell office:value-type="float" office:value="4.3850188">
            <text:p>4.3850188</text:p>
          </table:table-cell>
          <table:table-cell office:value-type="float" office:value="4.1981616">
            <text:p>4.1981616</text:p>
          </table:table-cell>
          <table:table-cell office:value-type="float" office:value="4.1765194">
            <text:p>4.1765194</text:p>
          </table:table-cell>
          <table:table-cell office:value-type="float" office:value="4.2024188">
            <text:p>4.2024188</text:p>
          </table:table-cell>
          <table:table-cell office:value-type="float" office:value="4.2397904">
            <text:p>4.2397904</text:p>
          </table:table-cell>
          <table:table-cell office:value-type="float" office:value="4.2510271">
            <text:p>4.2510271</text:p>
          </table:table-cell>
          <table:table-cell office:value-type="float" office:value="4.1858625">
            <text:p>4.1858625</text:p>
          </table:table-cell>
          <table:table-cell office:value-type="float" office:value="4.2237067">
            <text:p>4.2237067</text:p>
          </table:table-cell>
          <table:table-cell office:value-type="float" office:value="4.2292652">
            <text:p>4.2292652</text:p>
          </table:table-cell>
          <table:table-cell office:value-type="float" office:value="4.1649299">
            <text:p>4.1649299</text:p>
          </table:table-cell>
          <table:table-cell office:value-type="float" office:value="4.1794748">
            <text:p>4.1794748</text:p>
          </table:table-cell>
          <table:table-cell office:value-type="float" office:value="4.1853895">
            <text:p>4.1853895</text:p>
          </table:table-cell>
          <table:table-cell office:value-type="float" office:value="4.1693053">
            <text:p>4.1693053</text:p>
          </table:table-cell>
          <table:table-cell office:value-type="float" office:value="4.2887535">
            <text:p>4.2887535</text:p>
          </table:table-cell>
          <table:table-cell office:value-type="float" office:value="4.4024048">
            <text:p>4.4024048</text:p>
          </table:table-cell>
          <table:table-cell office:value-type="float" office:value="4.4090276">
            <text:p>4.4090276</text:p>
          </table:table-cell>
          <table:table-cell office:value-type="float" office:value="4.4090281">
            <text:p>4.4090281</text:p>
          </table:table-cell>
          <table:table-cell office:value-type="float" office:value="4.7057505">
            <text:p>4.7057505</text:p>
          </table:table-cell>
          <table:table-cell office:value-type="float" office:value="4.8668246">
            <text:p>4.8668246</text:p>
          </table:table-cell>
          <table:table-cell office:value-type="float" office:value="4.9028959">
            <text:p>4.9028959</text:p>
          </table:table-cell>
          <table:table-cell office:value-type="float" office:value="4.8224759">
            <text:p>4.8224759</text:p>
          </table:table-cell>
          <table:table-cell office:value-type="float" office:value="4.8484936">
            <text:p>4.8484936</text:p>
          </table:table-cell>
          <table:table-cell office:value-type="float" office:value="4.8475471">
            <text:p>4.8475471</text:p>
          </table:table-cell>
          <table:table-cell office:value-type="float" office:value="4.9028955">
            <text:p>4.9028955</text:p>
          </table:table-cell>
          <table:table-cell office:value-type="float" office:value="4.87321">
            <text:p>4.87321</text:p>
          </table:table-cell>
          <table:table-cell office:value-type="float" office:value="4.8084025">
            <text:p>4.8084025</text:p>
          </table:table-cell>
          <table:table-cell office:value-type="float" office:value="4.7372084">
            <text:p>4.7372084</text:p>
          </table:table-cell>
          <table:table-cell office:value-type="float" office:value="4.7557755">
            <text:p>4.7557755</text:p>
          </table:table-cell>
          <table:table-cell office:value-type="float" office:value="4.5586319">
            <text:p>4.5586319</text:p>
          </table:table-cell>
          <table:table-cell office:value-type="float" office:value="4.2608414">
            <text:p>4.2608414</text:p>
          </table:table-cell>
          <table:table-cell office:value-type="float" office:value="4.1698961">
            <text:p>4.1698961</text:p>
          </table:table-cell>
          <table:table-cell office:value-type="float" office:value="4.14991">
            <text:p>4.14991</text:p>
          </table:table-cell>
          <table:table-cell office:value-type="float" office:value="4.2555203">
            <text:p>4.2555203</text:p>
          </table:table-cell>
          <table:table-cell office:value-type="float" office:value="4.2736154">
            <text:p>4.2736154</text:p>
          </table:table-cell>
          <table:table-cell office:value-type="float" office:value="4.2541008">
            <text:p>4.2541008</text:p>
          </table:table-cell>
          <table:table-cell office:value-type="float" office:value="4.2174397">
            <text:p>4.2174397</text:p>
          </table:table-cell>
          <table:table-cell office:value-type="float" office:value="4.1908283">
            <text:p>4.1908283</text:p>
          </table:table-cell>
          <table:table-cell office:value-type="float" office:value="4.2484236">
            <text:p>4.2484236</text:p>
          </table:table-cell>
          <table:table-cell office:value-type="float" office:value="4.2218146">
            <text:p>4.2218146</text:p>
          </table:table-cell>
          <table:table-cell office:value-type="float" office:value="4.1570063">
            <text:p>4.1570063</text:p>
          </table:table-cell>
          <table:table-cell office:value-type="float" office:value="4.1917753">
            <text:p>4.1917753</text:p>
          </table:table-cell>
          <table:table-cell office:value-type="float" office:value="4.0966926">
            <text:p>4.0966926</text:p>
          </table:table-cell>
          <table:table-cell office:value-type="float" office:value="4.1">
            <text:p>4.1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.1515684">
            <text:p>0.1515684</text:p>
          </table:table-cell>
          <table:table-cell office:value-type="float" office:value="0.1047586">
            <text:p>0.1047586</text:p>
          </table:table-cell>
          <table:table-cell office:value-type="float" office:value="0.0872891">
            <text:p>0.0872891</text:p>
          </table:table-cell>
          <table:table-cell office:value-type="float" office:value="0.0964412">
            <text:p>0.0964412</text:p>
          </table:table-cell>
          <table:table-cell office:value-type="float" office:value="0.0991857">
            <text:p>0.0991857</text:p>
          </table:table-cell>
          <table:table-cell office:value-type="float" office:value="0.1393302">
            <text:p>0.1393302</text:p>
          </table:table-cell>
          <table:table-cell office:value-type="float" office:value="0.119738">
            <text:p>0.119738</text:p>
          </table:table-cell>
          <table:table-cell office:value-type="float" office:value="0.0878002">
            <text:p>0.0878002</text:p>
          </table:table-cell>
          <table:table-cell office:value-type="float" office:value="0.0662422">
            <text:p>0.0662422</text:p>
          </table:table-cell>
          <table:table-cell office:value-type="float" office:value="0.0183896">
            <text:p>0.0183896</text:p>
          </table:table-cell>
          <table:table-cell office:value-type="float" office:value="-0.0072138">
            <text:p>-0.0072138</text:p>
          </table:table-cell>
          <table:table-cell office:value-type="float" office:value="0.0349108">
            <text:p>0.0349108</text:p>
          </table:table-cell>
          <table:table-cell office:value-type="float" office:value="0.0351716">
            <text:p>0.0351716</text:p>
          </table:table-cell>
          <table:table-cell office:value-type="float" office:value="0.0698733">
            <text:p>0.0698733</text:p>
          </table:table-cell>
          <table:table-cell office:value-type="float" office:value="-0.1341997">
            <text:p>-0.1341997</text:p>
          </table:table-cell>
          <table:table-cell office:value-type="float" office:value="-0.12582">
            <text:p>-0.12582</text:p>
          </table:table-cell>
          <table:table-cell office:value-type="float" office:value="-0.0834104">
            <text:p>-0.0834104</text:p>
          </table:table-cell>
          <table:table-cell office:value-type="float" office:value="-0.0651242">
            <text:p>-0.0651242</text:p>
          </table:table-cell>
          <table:table-cell office:value-type="float" office:value="-0.0629458">
            <text:p>-0.0629458</text:p>
          </table:table-cell>
          <table:table-cell office:value-type="float" office:value="0.1225594">
            <text:p>0.1225594</text:p>
          </table:table-cell>
          <table:table-cell office:value-type="float" office:value="0.1817792">
            <text:p>0.1817792</text:p>
          </table:table-cell>
          <table:table-cell office:value-type="float" office:value="0.1568361">
            <text:p>0.1568361</text:p>
          </table:table-cell>
          <table:table-cell office:value-type="float" office:value="0.2515329">
            <text:p>0.2515329</text:p>
          </table:table-cell>
          <table:table-cell office:value-type="float" office:value="0.3207738">
            <text:p>0.3207738</text:p>
          </table:table-cell>
          <table:table-cell office:value-type="float" office:value="0.4899071">
            <text:p>0.4899071</text:p>
          </table:table-cell>
          <table:table-cell office:value-type="float" office:value="0.5067441">
            <text:p>0.5067441</text:p>
          </table:table-cell>
          <table:table-cell office:value-type="float" office:value="0.5337743">
            <text:p>0.5337743</text:p>
          </table:table-cell>
          <table:table-cell office:value-type="float" office:value="0.6165447">
            <text:p>0.6165447</text:p>
          </table:table-cell>
          <table:table-cell office:value-type="float" office:value="0.7553712">
            <text:p>0.7553712</text:p>
          </table:table-cell>
          <table:table-cell office:value-type="float" office:value="0.8241824">
            <text:p>0.8241824</text:p>
          </table:table-cell>
          <table:table-cell office:value-type="float" office:value="0.8860835">
            <text:p>0.8860835</text:p>
          </table:table-cell>
          <table:table-cell office:value-type="float" office:value="0.9646568">
            <text:p>0.9646568</text:p>
          </table:table-cell>
          <table:table-cell office:value-type="float" office:value="0.9270753">
            <text:p>0.9270753</text:p>
          </table:table-cell>
          <table:table-cell office:value-type="float" office:value="0.84163">
            <text:p>0.84163</text:p>
          </table:table-cell>
          <table:table-cell office:value-type="float" office:value="0.924591">
            <text:p>0.924591</text:p>
          </table:table-cell>
          <table:table-cell office:value-type="float" office:value="0.8600802">
            <text:p>0.8600802</text:p>
          </table:table-cell>
          <table:table-cell office:value-type="float" office:value="0.8831995">
            <text:p>0.8831995</text:p>
          </table:table-cell>
          <table:table-cell office:value-type="float" office:value="0.782856">
            <text:p>0.782856</text:p>
          </table:table-cell>
          <table:table-cell office:value-type="float" office:value="0.7087164">
            <text:p>0.7087164</text:p>
          </table:table-cell>
          <table:table-cell office:value-type="float" office:value="0.7202351">
            <text:p>0.7202351</text:p>
          </table:table-cell>
          <table:table-cell office:value-type="float" office:value="0.7396394">
            <text:p>0.7396394</text:p>
          </table:table-cell>
          <table:table-cell office:value-type="float" office:value="0.8243794">
            <text:p>0.8243794</text:p>
          </table:table-cell>
          <table:table-cell office:value-type="float" office:value="0.7985932">
            <text:p>0.7985932</text:p>
          </table:table-cell>
          <table:table-cell office:value-type="float" office:value="0.5968966">
            <text:p>0.5968966</text:p>
          </table:table-cell>
          <table:table-cell office:value-type="float" office:value="0.5892724">
            <text:p>0.5892724</text:p>
          </table:table-cell>
          <table:table-cell office:value-type="float" office:value="0.6431776">
            <text:p>0.6431776</text:p>
          </table:table-cell>
          <table:table-cell office:value-type="float" office:value="0.7343066">
            <text:p>0.7343066</text:p>
          </table:table-cell>
          <table:table-cell office:value-type="float" office:value="0.7565804">
            <text:p>0.7565804</text:p>
          </table:table-cell>
          <table:table-cell office:value-type="float" office:value="0.7015254">
            <text:p>0.7015254</text:p>
          </table:table-cell>
          <table:table-cell office:value-type="float" office:value="0.7536155">
            <text:p>0.7536155</text:p>
          </table:table-cell>
          <table:table-cell office:value-type="float" office:value="0.744697">
            <text:p>0.744697</text:p>
          </table:table-cell>
          <table:table-cell office:value-type="float" office:value="0.7379352">
            <text:p>0.7379352</text:p>
          </table:table-cell>
          <table:table-cell office:value-type="float" office:value="0.7633226">
            <text:p>0.7633226</text:p>
          </table:table-cell>
          <table:table-cell office:value-type="float" office:value="0.7098573">
            <text:p>0.7098573</text:p>
          </table:table-cell>
          <table:table-cell office:value-type="float" office:value="0.6927322">
            <text:p>0.6927322</text:p>
          </table:table-cell>
          <table:table-cell office:value-type="float" office:value="0.6513261">
            <text:p>0.6513261</text:p>
          </table:table-cell>
          <table:table-cell office:value-type="float" office:value="0.6464817">
            <text:p>0.6464817</text:p>
          </table:table-cell>
          <table:table-cell office:value-type="float" office:value="0.585017">
            <text:p>0.585017</text:p>
          </table:table-cell>
          <table:table-cell office:value-type="float" office:value="0.5630774">
            <text:p>0.5630774</text:p>
          </table:table-cell>
          <table:table-cell office:value-type="float" office:value="0.5714846">
            <text:p>0.5714846</text:p>
          </table:table-cell>
          <table:table-cell office:value-type="float" office:value="0.6134121">
            <text:p>0.6134121</text:p>
          </table:table-cell>
          <table:table-cell office:value-type="float" office:value="0.6129633">
            <text:p>0.6129633</text:p>
          </table:table-cell>
          <table:table-cell office:value-type="float" office:value="0.5454679">
            <text:p>0.5454679</text:p>
          </table:table-cell>
          <table:table-cell office:value-type="float" office:value="0.5705802">
            <text:p>0.5705802</text:p>
          </table:table-cell>
          <table:table-cell office:value-type="float" office:value="0.6395367">
            <text:p>0.6395367</text:p>
          </table:table-cell>
          <table:table-cell office:value-type="float" office:value="0.7858854">
            <text:p>0.7858854</text:p>
          </table:table-cell>
          <table:table-cell office:value-type="float" office:value="0.9133677">
            <text:p>0.9133677</text:p>
          </table:table-cell>
          <table:table-cell office:value-type="float" office:value="1.1810149">
            <text:p>1.1810149</text:p>
          </table:table-cell>
          <table:table-cell office:value-type="float" office:value="1.298831">
            <text:p>1.298831</text:p>
          </table:table-cell>
          <table:table-cell office:value-type="float" office:value="1.3484977">
            <text:p>1.3484977</text:p>
          </table:table-cell>
          <table:table-cell office:value-type="float" office:value="1.3099189">
            <text:p>1.3099189</text:p>
          </table:table-cell>
          <table:table-cell office:value-type="float" office:value="1.3190174">
            <text:p>1.3190174</text:p>
          </table:table-cell>
          <table:table-cell office:value-type="float" office:value="1.2675333">
            <text:p>1.2675333</text:p>
          </table:table-cell>
          <table:table-cell office:value-type="float" office:value="1.1552526">
            <text:p>1.1552526</text:p>
          </table:table-cell>
          <table:table-cell office:value-type="float" office:value="1.1213111">
            <text:p>1.1213111</text:p>
          </table:table-cell>
          <table:table-cell office:value-type="float" office:value="1.1064445">
            <text:p>1.1064445</text:p>
          </table:table-cell>
          <table:table-cell office:value-type="float" office:value="1.1296587">
            <text:p>1.1296587</text:p>
          </table:table-cell>
          <table:table-cell office:value-type="float" office:value="1.1129196">
            <text:p>1.1129196</text:p>
          </table:table-cell>
          <table:table-cell office:value-type="float" office:value="1.0750319">
            <text:p>1.0750319</text:p>
          </table:table-cell>
          <table:table-cell office:value-type="float" office:value="1.0699941">
            <text:p>1.0699941</text:p>
          </table:table-cell>
          <table:table-cell office:value-type="float" office:value="0.982103">
            <text:p>0.982103</text:p>
          </table:table-cell>
          <table:table-cell office:value-type="float" office:value="0.8978673">
            <text:p>0.8978673</text:p>
          </table:table-cell>
          <table:table-cell office:value-type="float" office:value="0.8963959">
            <text:p>0.8963959</text:p>
          </table:table-cell>
          <table:table-cell office:value-type="float" office:value="0.7956605">
            <text:p>0.7956605</text:p>
          </table:table-cell>
          <table:table-cell office:value-type="float" office:value="0.8174146">
            <text:p>0.8174146</text:p>
          </table:table-cell>
          <table:table-cell office:value-type="float" office:value="0.7531505">
            <text:p>0.7531505</text:p>
          </table:table-cell>
          <table:table-cell office:value-type="float" office:value="0.684169">
            <text:p>0.684169</text:p>
          </table:table-cell>
          <table:table-cell office:value-type="float" office:value="0.5064864">
            <text:p>0.5064864</text:p>
          </table:table-cell>
          <table:table-cell office:value-type="float" office:value="0.4467569">
            <text:p>0.4467569</text:p>
          </table:table-cell>
          <table:table-cell office:value-type="float" office:value="0.4384151">
            <text:p>0.4384151</text:p>
          </table:table-cell>
          <table:table-cell office:value-type="float" office:value="0.4167558">
            <text:p>0.4167558</text:p>
          </table:table-cell>
          <table:table-cell office:value-type="float" office:value="0.3477895">
            <text:p>0.3477895</text:p>
          </table:table-cell>
          <table:table-cell office:value-type="float" office:value="0.3687599">
            <text:p>0.3687599</text:p>
          </table:table-cell>
          <table:table-cell office:value-type="float" office:value="0.2781167">
            <text:p>0.2781167</text:p>
          </table:table-cell>
          <table:table-cell office:value-type="float" office:value="0.2410081">
            <text:p>0.2410081</text:p>
          </table:table-cell>
          <table:table-cell office:value-type="float" office:value="0.24">
            <text:p>0.24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3.0707579">
            <text:p>3.0707579</text:p>
          </table:table-cell>
          <table:table-cell office:value-type="float" office:value="3.0459888">
            <text:p>3.0459888</text:p>
          </table:table-cell>
          <table:table-cell office:value-type="float" office:value="2.9614334">
            <text:p>2.9614334</text:p>
          </table:table-cell>
          <table:table-cell office:value-type="float" office:value="2.9317977">
            <text:p>2.9317977</text:p>
          </table:table-cell>
          <table:table-cell office:value-type="float" office:value="2.8461332">
            <text:p>2.8461332</text:p>
          </table:table-cell>
          <table:table-cell office:value-type="float" office:value="2.8539445">
            <text:p>2.8539445</text:p>
          </table:table-cell>
          <table:table-cell office:value-type="float" office:value="2.8646212">
            <text:p>2.8646212</text:p>
          </table:table-cell>
          <table:table-cell office:value-type="float" office:value="2.8683434">
            <text:p>2.8683434</text:p>
          </table:table-cell>
          <table:table-cell office:value-type="float" office:value="2.8633666">
            <text:p>2.8633666</text:p>
          </table:table-cell>
          <table:table-cell office:value-type="float" office:value="2.8445632">
            <text:p>2.8445632</text:p>
          </table:table-cell>
          <table:table-cell office:value-type="float" office:value="2.8751545">
            <text:p>2.8751545</text:p>
          </table:table-cell>
          <table:table-cell office:value-type="float" office:value="2.8564844">
            <text:p>2.8564844</text:p>
          </table:table-cell>
          <table:table-cell office:value-type="float" office:value="2.843689">
            <text:p>2.843689</text:p>
          </table:table-cell>
          <table:table-cell office:value-type="float" office:value="2.8140099">
            <text:p>2.8140099</text:p>
          </table:table-cell>
          <table:table-cell office:value-type="float" office:value="2.7891066">
            <text:p>2.7891066</text:p>
          </table:table-cell>
          <table:table-cell office:value-type="float" office:value="2.8017278">
            <text:p>2.8017278</text:p>
          </table:table-cell>
          <table:table-cell office:value-type="float" office:value="2.9403622">
            <text:p>2.9403622</text:p>
          </table:table-cell>
          <table:table-cell office:value-type="float" office:value="3.08371">
            <text:p>3.08371</text:p>
          </table:table-cell>
          <table:table-cell office:value-type="float" office:value="3.0459645">
            <text:p>3.0459645</text:p>
          </table:table-cell>
          <table:table-cell office:value-type="float" office:value="3.10957">
            <text:p>3.10957</text:p>
          </table:table-cell>
          <table:table-cell office:value-type="float" office:value="3.1316423">
            <text:p>3.1316423</text:p>
          </table:table-cell>
          <table:table-cell office:value-type="float" office:value="3.1951833">
            <text:p>3.1951833</text:p>
          </table:table-cell>
          <table:table-cell office:value-type="float" office:value="3.2861266">
            <text:p>3.2861266</text:p>
          </table:table-cell>
          <table:table-cell office:value-type="float" office:value="3.6843445">
            <text:p>3.6843445</text:p>
          </table:table-cell>
          <table:table-cell office:value-type="float" office:value="4.365622">
            <text:p>4.365622</text:p>
          </table:table-cell>
          <table:table-cell office:value-type="float" office:value="4.7187333">
            <text:p>4.7187333</text:p>
          </table:table-cell>
          <table:table-cell office:value-type="float" office:value="5.4068999">
            <text:p>5.4068999</text:p>
          </table:table-cell>
          <table:table-cell office:value-type="float" office:value="5.5270443">
            <text:p>5.5270443</text:p>
          </table:table-cell>
          <table:table-cell office:value-type="float" office:value="6.3023">
            <text:p>6.3023</text:p>
          </table:table-cell>
          <table:table-cell office:value-type="float" office:value="6.4207001">
            <text:p>6.4207001</text:p>
          </table:table-cell>
          <table:table-cell office:value-type="float" office:value="6.3797112">
            <text:p>6.3797112</text:p>
          </table:table-cell>
          <table:table-cell office:value-type="float" office:value="6.5315557">
            <text:p>6.5315557</text:p>
          </table:table-cell>
          <table:table-cell office:value-type="float" office:value="6.6159444">
            <text:p>6.6159444</text:p>
          </table:table-cell>
          <table:table-cell office:value-type="float" office:value="6.5129776">
            <text:p>6.5129776</text:p>
          </table:table-cell>
          <table:table-cell office:value-type="float" office:value="6.3115335">
            <text:p>6.3115335</text:p>
          </table:table-cell>
          <table:table-cell office:value-type="float" office:value="6.0019445">
            <text:p>6.0019445</text:p>
          </table:table-cell>
          <table:table-cell office:value-type="float" office:value="5.784822">
            <text:p>5.784822</text:p>
          </table:table-cell>
          <table:table-cell office:value-type="float" office:value="5.9928555">
            <text:p>5.9928555</text:p>
          </table:table-cell>
          <table:table-cell office:value-type="float" office:value="6.2635779">
            <text:p>6.2635779</text:p>
          </table:table-cell>
          <table:table-cell office:value-type="float" office:value="5.8943667">
            <text:p>5.8943667</text:p>
          </table:table-cell>
          <table:table-cell office:value-type="float" office:value="5.9105334">
            <text:p>5.9105334</text:p>
          </table:table-cell>
          <table:table-cell office:value-type="float" office:value="6.0882001">
            <text:p>6.0882001</text:p>
          </table:table-cell>
          <table:table-cell office:value-type="float" office:value="6.0432777">
            <text:p>6.0432777</text:p>
          </table:table-cell>
          <table:table-cell office:value-type="float" office:value="6.0001111">
            <text:p>6.0001111</text:p>
          </table:table-cell>
          <table:table-cell office:value-type="float" office:value="6.101789">
            <text:p>6.101789</text:p>
          </table:table-cell>
          <table:table-cell office:value-type="float" office:value="6.2187223">
            <text:p>6.2187223</text:p>
          </table:table-cell>
          <table:table-cell office:value-type="float" office:value="6.3441443">
            <text:p>6.3441443</text:p>
          </table:table-cell>
          <table:table-cell office:value-type="float" office:value="6.266922">
            <text:p>6.266922</text:p>
          </table:table-cell>
          <table:table-cell office:value-type="float" office:value="6.3924112">
            <text:p>6.3924112</text:p>
          </table:table-cell>
          <table:table-cell office:value-type="float" office:value="6.3950109">
            <text:p>6.3950109</text:p>
          </table:table-cell>
          <table:table-cell office:value-type="float" office:value="6.3640223">
            <text:p>6.3640223</text:p>
          </table:table-cell>
          <table:table-cell office:value-type="float" office:value="6.2574224">
            <text:p>6.2574224</text:p>
          </table:table-cell>
          <table:table-cell office:value-type="float" office:value="6.2838998">
            <text:p>6.2838998</text:p>
          </table:table-cell>
          <table:table-cell office:value-type="float" office:value="5.8547111">
            <text:p>5.8547111</text:p>
          </table:table-cell>
          <table:table-cell office:value-type="float" office:value="5.4125443">
            <text:p>5.4125443</text:p>
          </table:table-cell>
          <table:table-cell office:value-type="float" office:value="5.2433109">
            <text:p>5.2433109</text:p>
          </table:table-cell>
          <table:table-cell office:value-type="float" office:value="5.0219111">
            <text:p>5.0219111</text:p>
          </table:table-cell>
          <table:table-cell office:value-type="float" office:value="5.2631664">
            <text:p>5.2631664</text:p>
          </table:table-cell>
          <table:table-cell office:value-type="float" office:value="5.191411">
            <text:p>5.191411</text:p>
          </table:table-cell>
          <table:table-cell office:value-type="float" office:value="4.9375777">
            <text:p>4.9375777</text:p>
          </table:table-cell>
          <table:table-cell office:value-type="float" office:value="5.0225554">
            <text:p>5.0225554</text:p>
          </table:table-cell>
          <table:table-cell office:value-type="float" office:value="5.0307889">
            <text:p>5.0307889</text:p>
          </table:table-cell>
          <table:table-cell office:value-type="float" office:value="5.1062002">
            <text:p>5.1062002</text:p>
          </table:table-cell>
          <table:table-cell office:value-type="float" office:value="5.227211">
            <text:p>5.227211</text:p>
          </table:table-cell>
          <table:table-cell office:value-type="float" office:value="5.2487335">
            <text:p>5.2487335</text:p>
          </table:table-cell>
          <table:table-cell office:value-type="float" office:value="5.3674889">
            <text:p>5.3674889</text:p>
          </table:table-cell>
          <table:table-cell office:value-type="float" office:value="5.4493332">
            <text:p>5.4493332</text:p>
          </table:table-cell>
          <table:table-cell office:value-type="float" office:value="5.8822331">
            <text:p>5.8822331</text:p>
          </table:table-cell>
          <table:table-cell office:value-type="float" office:value="5.9551888">
            <text:p>5.9551888</text:p>
          </table:table-cell>
          <table:table-cell office:value-type="float" office:value="6.1292443">
            <text:p>6.1292443</text:p>
          </table:table-cell>
          <table:table-cell office:value-type="float" office:value="5.9267888">
            <text:p>5.9267888</text:p>
          </table:table-cell>
          <table:table-cell office:value-type="float" office:value="5.6637669">
            <text:p>5.6637669</text:p>
          </table:table-cell>
          <table:table-cell office:value-type="float" office:value="5.717989">
            <text:p>5.717989</text:p>
          </table:table-cell>
          <table:table-cell office:value-type="float" office:value="5.5634665">
            <text:p>5.5634665</text:p>
          </table:table-cell>
          <table:table-cell office:value-type="float" office:value="5.5912113">
            <text:p>5.5912113</text:p>
          </table:table-cell>
          <table:table-cell office:value-type="float" office:value="5.6700335">
            <text:p>5.6700335</text:p>
          </table:table-cell>
          <table:table-cell office:value-type="float" office:value="5.7128668">
            <text:p>5.7128668</text:p>
          </table:table-cell>
          <table:table-cell office:value-type="float" office:value="5.7957001">
            <text:p>5.7957001</text:p>
          </table:table-cell>
          <table:table-cell office:value-type="float" office:value="5.8301444">
            <text:p>5.8301444</text:p>
          </table:table-cell>
          <table:table-cell office:value-type="float" office:value="5.624589">
            <text:p>5.624589</text:p>
          </table:table-cell>
          <table:table-cell office:value-type="float" office:value="5.6327224">
            <text:p>5.6327224</text:p>
          </table:table-cell>
          <table:table-cell office:value-type="float" office:value="5.4268332">
            <text:p>5.4268332</text:p>
          </table:table-cell>
          <table:table-cell office:value-type="float" office:value="5.4601555">
            <text:p>5.4601555</text:p>
          </table:table-cell>
          <table:table-cell office:value-type="float" office:value="5.3649554">
            <text:p>5.3649554</text:p>
          </table:table-cell>
          <table:table-cell office:value-type="float" office:value="5.2021222">
            <text:p>5.2021222</text:p>
          </table:table-cell>
          <table:table-cell office:value-type="float" office:value="5.1034002">
            <text:p>5.1034002</text:p>
          </table:table-cell>
          <table:table-cell office:value-type="float" office:value="4.9584332">
            <text:p>4.9584332</text:p>
          </table:table-cell>
          <table:table-cell office:value-type="float" office:value="4.7452779">
            <text:p>4.7452779</text:p>
          </table:table-cell>
          <table:table-cell office:value-type="float" office:value="4.4233446">
            <text:p>4.4233446</text:p>
          </table:table-cell>
          <table:table-cell office:value-type="float" office:value="4.2601776">
            <text:p>4.2601776</text:p>
          </table:table-cell>
          <table:table-cell office:value-type="float" office:value="4.1048222">
            <text:p>4.1048222</text:p>
          </table:table-cell>
          <table:table-cell office:value-type="float" office:value="3.8126779">
            <text:p>3.8126779</text:p>
          </table:table-cell>
          <table:table-cell office:value-type="float" office:value="3.7518535">
            <text:p>3.7518535</text:p>
          </table:table-cell>
          <table:table-cell office:value-type="float" office:value="3.6325889">
            <text:p>3.6325889</text:p>
          </table:table-cell>
          <table:table-cell office:value-type="float" office:value="3.4834623">
            <text:p>3.4834623</text:p>
          </table:table-cell>
          <table:table-cell office:value-type="float" office:value="3.48">
            <text:p>3.48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1.9237012">
            <text:p>1.9237012</text:p>
          </table:table-cell>
          <table:table-cell office:value-type="float" office:value="1.8991256">
            <text:p>1.8991256</text:p>
          </table:table-cell>
          <table:table-cell office:value-type="float" office:value="1.8482478">
            <text:p>1.8482478</text:p>
          </table:table-cell>
          <table:table-cell office:value-type="float" office:value="1.82758">
            <text:p>1.82758</text:p>
          </table:table-cell>
          <table:table-cell office:value-type="float" office:value="1.8282012">
            <text:p>1.8282012</text:p>
          </table:table-cell>
          <table:table-cell office:value-type="float" office:value="1.7928423">
            <text:p>1.7928423</text:p>
          </table:table-cell>
          <table:table-cell office:value-type="float" office:value="1.7782544">
            <text:p>1.7782544</text:p>
          </table:table-cell>
          <table:table-cell office:value-type="float" office:value="1.7550255">
            <text:p>1.7550255</text:p>
          </table:table-cell>
          <table:table-cell office:value-type="float" office:value="1.7240789">
            <text:p>1.7240789</text:p>
          </table:table-cell>
          <table:table-cell office:value-type="float" office:value="1.7245266">
            <text:p>1.7245266</text:p>
          </table:table-cell>
          <table:table-cell office:value-type="float" office:value="1.6967111">
            <text:p>1.6967111</text:p>
          </table:table-cell>
          <table:table-cell office:value-type="float" office:value="1.7157689">
            <text:p>1.7157689</text:p>
          </table:table-cell>
          <table:table-cell office:value-type="float" office:value="1.6942266">
            <text:p>1.6942266</text:p>
          </table:table-cell>
          <table:table-cell office:value-type="float" office:value="1.7065055">
            <text:p>1.7065055</text:p>
          </table:table-cell>
          <table:table-cell office:value-type="float" office:value="1.7086778">
            <text:p>1.7086778</text:p>
          </table:table-cell>
          <table:table-cell office:value-type="float" office:value="1.7272167">
            <text:p>1.7272167</text:p>
          </table:table-cell>
          <table:table-cell office:value-type="float" office:value="1.77457">
            <text:p>1.77457</text:p>
          </table:table-cell>
          <table:table-cell office:value-type="float" office:value="1.8034978">
            <text:p>1.8034978</text:p>
          </table:table-cell>
          <table:table-cell office:value-type="float" office:value="1.7936289">
            <text:p>1.7936289</text:p>
          </table:table-cell>
          <table:table-cell office:value-type="float" office:value="1.7972289">
            <text:p>1.7972289</text:p>
          </table:table-cell>
          <table:table-cell office:value-type="float" office:value="1.8660834">
            <text:p>1.8660834</text:p>
          </table:table-cell>
          <table:table-cell office:value-type="float" office:value="1.9532012">
            <text:p>1.9532012</text:p>
          </table:table-cell>
          <table:table-cell office:value-type="float" office:value="2.1271656">
            <text:p>2.1271656</text:p>
          </table:table-cell>
          <table:table-cell office:value-type="float" office:value="2.3080332">
            <text:p>2.3080332</text:p>
          </table:table-cell>
          <table:table-cell office:value-type="float" office:value="2.5626888">
            <text:p>2.5626888</text:p>
          </table:table-cell>
          <table:table-cell office:value-type="float" office:value="2.6766777">
            <text:p>2.6766777</text:p>
          </table:table-cell>
          <table:table-cell office:value-type="float" office:value="2.7776444">
            <text:p>2.7776444</text:p>
          </table:table-cell>
          <table:table-cell office:value-type="float" office:value="2.9098666">
            <text:p>2.9098666</text:p>
          </table:table-cell>
          <table:table-cell office:value-type="float" office:value="3.2325666">
            <text:p>3.2325666</text:p>
          </table:table-cell>
          <table:table-cell office:value-type="float" office:value="3.3533111">
            <text:p>3.3533111</text:p>
          </table:table-cell>
          <table:table-cell office:value-type="float" office:value="3.5066111">
            <text:p>3.5066111</text:p>
          </table:table-cell>
          <table:table-cell office:value-type="float" office:value="3.5382779">
            <text:p>3.5382779</text:p>
          </table:table-cell>
          <table:table-cell office:value-type="float" office:value="3.5720999">
            <text:p>3.5720999</text:p>
          </table:table-cell>
          <table:table-cell office:value-type="float" office:value="3.5304444">
            <text:p>3.5304444</text:p>
          </table:table-cell>
          <table:table-cell office:value-type="float" office:value="3.5039222">
            <text:p>3.5039222</text:p>
          </table:table-cell>
          <table:table-cell office:value-type="float" office:value="3.5740557">
            <text:p>3.5740557</text:p>
          </table:table-cell>
          <table:table-cell office:value-type="float" office:value="3.5959334">
            <text:p>3.5959334</text:p>
          </table:table-cell>
          <table:table-cell office:value-type="float" office:value="3.6298001">
            <text:p>3.6298001</text:p>
          </table:table-cell>
          <table:table-cell office:value-type="float" office:value="3.5563667">
            <text:p>3.5563667</text:p>
          </table:table-cell>
          <table:table-cell office:value-type="float" office:value="3.3378778">
            <text:p>3.3378778</text:p>
          </table:table-cell>
          <table:table-cell office:value-type="float" office:value="3.3118777">
            <text:p>3.3118777</text:p>
          </table:table-cell>
          <table:table-cell office:value-type="float" office:value="3.3967779">
            <text:p>3.3967779</text:p>
          </table:table-cell>
          <table:table-cell office:value-type="float" office:value="3.5855668">
            <text:p>3.5855668</text:p>
          </table:table-cell>
          <table:table-cell office:value-type="float" office:value="3.3990333">
            <text:p>3.3990333</text:p>
          </table:table-cell>
          <table:table-cell office:value-type="float" office:value="3.4219778">
            <text:p>3.4219778</text:p>
          </table:table-cell>
          <table:table-cell office:value-type="float" office:value="3.5807333">
            <text:p>3.5807333</text:p>
          </table:table-cell>
          <table:table-cell office:value-type="float" office:value="3.558511">
            <text:p>3.558511</text:p>
          </table:table-cell>
          <table:table-cell office:value-type="float" office:value="3.6324556">
            <text:p>3.6324556</text:p>
          </table:table-cell>
          <table:table-cell office:value-type="float" office:value="3.6017778">
            <text:p>3.6017778</text:p>
          </table:table-cell>
          <table:table-cell office:value-type="float" office:value="3.6522667">
            <text:p>3.6522667</text:p>
          </table:table-cell>
          <table:table-cell office:value-type="float" office:value="3.6488888">
            <text:p>3.6488888</text:p>
          </table:table-cell>
          <table:table-cell office:value-type="float" office:value="3.5370333">
            <text:p>3.5370333</text:p>
          </table:table-cell>
          <table:table-cell office:value-type="float" office:value="3.6051555">
            <text:p>3.6051555</text:p>
          </table:table-cell>
          <table:table-cell office:value-type="float" office:value="3.5804443">
            <text:p>3.5804443</text:p>
          </table:table-cell>
          <table:table-cell office:value-type="float" office:value="3.5832443">
            <text:p>3.5832443</text:p>
          </table:table-cell>
          <table:table-cell office:value-type="float" office:value="3.4625444">
            <text:p>3.4625444</text:p>
          </table:table-cell>
          <table:table-cell office:value-type="float" office:value="3.5251334">
            <text:p>3.5251334</text:p>
          </table:table-cell>
          <table:table-cell office:value-type="float" office:value="3.5460668">
            <text:p>3.5460668</text:p>
          </table:table-cell>
          <table:table-cell office:value-type="float" office:value="3.4574778">
            <text:p>3.4574778</text:p>
          </table:table-cell>
          <table:table-cell office:value-type="float" office:value="3.2582889">
            <text:p>3.2582889</text:p>
          </table:table-cell>
          <table:table-cell office:value-type="float" office:value="3.2726889">
            <text:p>3.2726889</text:p>
          </table:table-cell>
          <table:table-cell office:value-type="float" office:value="3.2048557">
            <text:p>3.2048557</text:p>
          </table:table-cell>
          <table:table-cell office:value-type="float" office:value="3.1833334">
            <text:p>3.1833334</text:p>
          </table:table-cell>
          <table:table-cell office:value-type="float" office:value="3.1879666">
            <text:p>3.1879666</text:p>
          </table:table-cell>
          <table:table-cell office:value-type="float" office:value="3.2037334">
            <text:p>3.2037334</text:p>
          </table:table-cell>
          <table:table-cell office:value-type="float" office:value="3.3312001">
            <text:p>3.3312001</text:p>
          </table:table-cell>
          <table:table-cell office:value-type="float" office:value="3.4815888">
            <text:p>3.4815888</text:p>
          </table:table-cell>
          <table:table-cell office:value-type="float" office:value="3.7647555">
            <text:p>3.7647555</text:p>
          </table:table-cell>
          <table:table-cell office:value-type="float" office:value="3.9817889">
            <text:p>3.9817889</text:p>
          </table:table-cell>
          <table:table-cell office:value-type="float" office:value="3.9721444">
            <text:p>3.9721444</text:p>
          </table:table-cell>
          <table:table-cell office:value-type="float" office:value="3.9407222">
            <text:p>3.9407222</text:p>
          </table:table-cell>
          <table:table-cell office:value-type="float" office:value="3.8634777">
            <text:p>3.8634777</text:p>
          </table:table-cell>
          <table:table-cell office:value-type="float" office:value="3.8343">
            <text:p>3.8343</text:p>
          </table:table-cell>
          <table:table-cell office:value-type="float" office:value="3.9064555">
            <text:p>3.9064555</text:p>
          </table:table-cell>
          <table:table-cell office:value-type="float" office:value="3.8898556">
            <text:p>3.8898556</text:p>
          </table:table-cell>
          <table:table-cell office:value-type="float" office:value="3.8511667">
            <text:p>3.8511667</text:p>
          </table:table-cell>
          <table:table-cell office:value-type="float" office:value="3.8550112">
            <text:p>3.8550112</text:p>
          </table:table-cell>
          <table:table-cell office:value-type="float" office:value="3.8579111">
            <text:p>3.8579111</text:p>
          </table:table-cell>
          <table:table-cell office:value-type="float" office:value="3.853111">
            <text:p>3.853111</text:p>
          </table:table-cell>
          <table:table-cell office:value-type="float" office:value="3.730289">
            <text:p>3.730289</text:p>
          </table:table-cell>
          <table:table-cell office:value-type="float" office:value="3.5599222">
            <text:p>3.5599222</text:p>
          </table:table-cell>
          <table:table-cell office:value-type="float" office:value="3.5849779">
            <text:p>3.5849779</text:p>
          </table:table-cell>
          <table:table-cell office:value-type="float" office:value="3.5433667">
            <text:p>3.5433667</text:p>
          </table:table-cell>
          <table:table-cell office:value-type="float" office:value="3.4534223">
            <text:p>3.4534223</text:p>
          </table:table-cell>
          <table:table-cell office:value-type="float" office:value="3.4012222">
            <text:p>3.4012222</text:p>
          </table:table-cell>
          <table:table-cell office:value-type="float" office:value="3.3525445">
            <text:p>3.3525445</text:p>
          </table:table-cell>
          <table:table-cell office:value-type="float" office:value="3.2440445">
            <text:p>3.2440445</text:p>
          </table:table-cell>
          <table:table-cell office:value-type="float" office:value="2.9824221">
            <text:p>2.9824221</text:p>
          </table:table-cell>
          <table:table-cell office:value-type="float" office:value="2.8804221">
            <text:p>2.8804221</text:p>
          </table:table-cell>
          <table:table-cell office:value-type="float" office:value="2.7975223">
            <text:p>2.7975223</text:p>
          </table:table-cell>
          <table:table-cell office:value-type="float" office:value="2.6809223">
            <text:p>2.6809223</text:p>
          </table:table-cell>
          <table:table-cell office:value-type="float" office:value="2.5413556">
            <text:p>2.5413556</text:p>
          </table:table-cell>
          <table:table-cell office:value-type="float" office:value="2.4777222">
            <text:p>2.4777222</text:p>
          </table:table-cell>
          <table:table-cell office:value-type="float" office:value="2.3900223">
            <text:p>2.3900223</text:p>
          </table:table-cell>
          <table:table-cell office:value-type="float" office:value="2.32195">
            <text:p>2.32195</text:p>
          </table:table-cell>
          <table:table-cell office:value-type="float" office:value="2.32">
            <text:p>2.32</text:p>
          </table:table-cell>
        </table:table-row>
      </table:table>
      <table:table table:name="old_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.3249145">
            <text:p>0.3249145</text:p>
          </table:table-cell>
          <table:table-cell office:value-type="float" office:value="0.3625216">
            <text:p>0.3625216</text:p>
          </table:table-cell>
          <table:table-cell office:value-type="float" office:value="-0.0081152">
            <text:p>-0.0081152</text:p>
          </table:table-cell>
          <table:table-cell office:value-type="float" office:value="-0.0140289">
            <text:p>-0.0140289</text:p>
          </table:table-cell>
          <table:table-cell office:value-type="float" office:value="-0.0454875">
            <text:p>-0.0454875</text:p>
          </table:table-cell>
          <table:table-cell office:value-type="float" office:value="-0.1327662">
            <text:p>-0.1327662</text:p>
          </table:table-cell>
          <table:table-cell office:value-type="float" office:value="-0.1152632">
            <text:p>-0.1152632</text:p>
          </table:table-cell>
          <table:table-cell office:value-type="float" office:value="-0.1158543">
            <text:p>-0.1158543</text:p>
          </table:table-cell>
          <table:table-cell office:value-type="float" office:value="-0.0703219">
            <text:p>-0.0703219</text:p>
          </table:table-cell>
          <table:table-cell office:value-type="float" office:value="-0.1207041">
            <text:p>-0.1207041</text:p>
          </table:table-cell>
          <table:table-cell office:value-type="float" office:value="-0.1567746">
            <text:p>-0.1567746</text:p>
          </table:table-cell>
          <table:table-cell office:value-type="float" office:value="-0.2051417">
            <text:p>-0.2051417</text:p>
          </table:table-cell>
          <table:table-cell office:value-type="float" office:value="-0.2146044">
            <text:p>-0.2146044</text:p>
          </table:table-cell>
          <table:table-cell office:value-type="float" office:value="-0.1918981">
            <text:p>-0.1918981</text:p>
          </table:table-cell>
          <table:table-cell office:value-type="float" office:value="-0.1661162">
            <text:p>-0.1661162</text:p>
          </table:table-cell>
          <table:table-cell office:value-type="float" office:value="-0.1900047">
            <text:p>-0.1900047</text:p>
          </table:table-cell>
          <table:table-cell office:value-type="float" office:value="-0.2823685">
            <text:p>-0.2823685</text:p>
          </table:table-cell>
          <table:table-cell office:value-type="float" office:value="-0.3677547">
            <text:p>-0.3677547</text:p>
          </table:table-cell>
          <table:table-cell office:value-type="float" office:value="-0.1390339">
            <text:p>-0.1390339</text:p>
          </table:table-cell>
          <table:table-cell office:value-type="float" office:value="-0.08546">
            <text:p>-0.08546</text:p>
          </table:table-cell>
          <table:table-cell office:value-type="float" office:value="-0.077417">
            <text:p>-0.077417</text:p>
          </table:table-cell>
          <table:table-cell office:value-type="float" office:value="-0.1093492">
            <text:p>-0.1093492</text:p>
          </table:table-cell>
          <table:table-cell office:value-type="float" office:value="-0.1836181">
            <text:p>-0.1836181</text:p>
          </table:table-cell>
          <table:table-cell office:value-type="float" office:value="-0.0592067">
            <text:p>-0.0592067</text:p>
          </table:table-cell>
          <table:table-cell office:value-type="float" office:value="-0.3178477">
            <text:p>-0.3178477</text:p>
          </table:table-cell>
          <table:table-cell office:value-type="float" office:value="-0.1149071">
            <text:p>-0.1149071</text:p>
          </table:table-cell>
          <table:table-cell office:value-type="float" office:value="-0.2908841">
            <text:p>-0.2908841</text:p>
          </table:table-cell>
          <table:table-cell office:value-type="float" office:value="-0.3808821">
            <text:p>-0.3808821</text:p>
          </table:table-cell>
          <table:table-cell office:value-type="float" office:value="-0.1712014">
            <text:p>-0.1712014</text:p>
          </table:table-cell>
          <table:table-cell office:value-type="float" office:value="-0.1814893">
            <text:p>-0.1814893</text:p>
          </table:table-cell>
          <table:table-cell office:value-type="float" office:value="-0.2472448">
            <text:p>-0.2472448</text:p>
          </table:table-cell>
          <table:table-cell office:value-type="float" office:value="0.0123433">
            <text:p>0.0123433</text:p>
          </table:table-cell>
          <table:table-cell office:value-type="float" office:value="-0.0374449">
            <text:p>-0.0374449</text:p>
          </table:table-cell>
          <table:table-cell office:value-type="float" office:value="0.3181728">
            <text:p>0.3181728</text:p>
          </table:table-cell>
          <table:table-cell office:value-type="float" office:value="0.3823897">
            <text:p>0.3823897</text:p>
          </table:table-cell>
          <table:table-cell office:value-type="float" office:value="0.2688586">
            <text:p>0.2688586</text:p>
          </table:table-cell>
          <table:table-cell office:value-type="float" office:value="0.2996068">
            <text:p>0.2996068</text:p>
          </table:table-cell>
          <table:table-cell office:value-type="float" office:value="0.392916">
            <text:p>0.392916</text:p>
          </table:table-cell>
          <table:table-cell office:value-type="float" office:value="0.1462174">
            <text:p>0.1462174</text:p>
          </table:table-cell>
          <table:table-cell office:value-type="float" office:value="0.0920511">
            <text:p>0.0920511</text:p>
          </table:table-cell>
          <table:table-cell office:value-type="float" office:value="0.030674">
            <text:p>0.030674</text:p>
          </table:table-cell>
          <table:table-cell office:value-type="float" office:value="0.1090816">
            <text:p>0.1090816</text:p>
          </table:table-cell>
          <table:table-cell office:value-type="float" office:value="0.0763224">
            <text:p>0.0763224</text:p>
          </table:table-cell>
          <table:table-cell office:value-type="float" office:value="0.0808166">
            <text:p>0.0808166</text:p>
          </table:table-cell>
          <table:table-cell office:value-type="float" office:value="0.0553899">
            <text:p>0.0553899</text:p>
          </table:table-cell>
          <table:table-cell office:value-type="float" office:value="0.323376">
            <text:p>0.323376</text:p>
          </table:table-cell>
          <table:table-cell office:value-type="float" office:value="0.3340201">
            <text:p>0.3340201</text:p>
          </table:table-cell>
          <table:table-cell office:value-type="float" office:value="0.3885388">
            <text:p>0.3885388</text:p>
          </table:table-cell>
          <table:table-cell office:value-type="float" office:value="0.2595165">
            <text:p>0.2595165</text:p>
          </table:table-cell>
          <table:table-cell office:value-type="float" office:value="0.2408303">
            <text:p>0.2408303</text:p>
          </table:table-cell>
          <table:table-cell office:value-type="float" office:value="0.2973595">
            <text:p>0.2973595</text:p>
          </table:table-cell>
          <table:table-cell office:value-type="float" office:value="0.2974777">
            <text:p>0.2974777</text:p>
          </table:table-cell>
          <table:table-cell office:value-type="float" office:value="0.2677944">
            <text:p>0.2677944</text:p>
          </table:table-cell>
          <table:table-cell office:value-type="float" office:value="0.1970702">
            <text:p>0.1970702</text:p>
          </table:table-cell>
          <table:table-cell office:value-type="float" office:value="0.1136938">
            <text:p>0.1136938</text:p>
          </table:table-cell>
          <table:table-cell office:value-type="float" office:value="0.091579">
            <text:p>0.091579</text:p>
          </table:table-cell>
          <table:table-cell office:value-type="float" office:value="0.0857832">
            <text:p>0.0857832</text:p>
          </table:table-cell>
          <table:table-cell office:value-type="float" office:value="0.0829446">
            <text:p>0.0829446</text:p>
          </table:table-cell>
          <table:table-cell office:value-type="float" office:value="0.1107368">
            <text:p>0.1107368</text:p>
          </table:table-cell>
          <table:table-cell office:value-type="float" office:value="0.103641">
            <text:p>0.103641</text:p>
          </table:table-cell>
          <table:table-cell office:value-type="float" office:value="0.1116826">
            <text:p>0.1116826</text:p>
          </table:table-cell>
          <table:table-cell office:value-type="float" office:value="0.1250466">
            <text:p>0.1250466</text:p>
          </table:table-cell>
          <table:table-cell office:value-type="float" office:value="0.0345764">
            <text:p>0.0345764</text:p>
          </table:table-cell>
          <table:table-cell office:value-type="float" office:value="0.0307928">
            <text:p>0.0307928</text:p>
          </table:table-cell>
          <table:table-cell office:value-type="float" office:value="0.0433285">
            <text:p>0.0433285</text:p>
          </table:table-cell>
          <table:table-cell office:value-type="float" office:value="0.0849555">
            <text:p>0.0849555</text:p>
          </table:table-cell>
          <table:table-cell office:value-type="float" office:value="0.1214997">
            <text:p>0.1214997</text:p>
          </table:table-cell>
          <table:table-cell office:value-type="float" office:value="0.254194">
            <text:p>0.254194</text:p>
          </table:table-cell>
          <table:table-cell office:value-type="float" office:value="0.2441415">
            <text:p>0.2441415</text:p>
          </table:table-cell>
          <table:table-cell office:value-type="float" office:value="0.2971225">
            <text:p>0.2971225</text:p>
          </table:table-cell>
          <table:table-cell office:value-type="float" office:value="0.4375012">
            <text:p>0.4375012</text:p>
          </table:table-cell>
          <table:table-cell office:value-type="float" office:value="0.3380414">
            <text:p>0.3380414</text:p>
          </table:table-cell>
          <table:table-cell office:value-type="float" office:value="0.3422988">
            <text:p>0.3422988</text:p>
          </table:table-cell>
          <table:table-cell office:value-type="float" office:value="0.3491588">
            <text:p>0.3491588</text:p>
          </table:table-cell>
          <table:table-cell office:value-type="float" office:value="0.3685541">
            <text:p>0.3685541</text:p>
          </table:table-cell>
          <table:table-cell office:value-type="float" office:value="0.3668976">
            <text:p>0.3668976</text:p>
          </table:table-cell>
          <table:table-cell office:value-type="float" office:value="0.3885395">
            <text:p>0.3885395</text:p>
          </table:table-cell>
          <table:table-cell office:value-type="float" office:value="0.3684349">
            <text:p>0.3684349</text:p>
          </table:table-cell>
          <table:table-cell office:value-type="float" office:value="0.3572004">
            <text:p>0.3572004</text:p>
          </table:table-cell>
          <table:table-cell office:value-type="float" office:value="0.2447334">
            <text:p>0.2447334</text:p>
          </table:table-cell>
          <table:table-cell office:value-type="float" office:value="0.2631818">
            <text:p>0.2631818</text:p>
          </table:table-cell>
          <table:table-cell office:value-type="float" office:value="0.2133908">
            <text:p>0.2133908</text:p>
          </table:table-cell>
          <table:table-cell office:value-type="float" office:value="0.1354538">
            <text:p>0.1354538</text:p>
          </table:table-cell>
          <table:table-cell office:value-type="float" office:value="0.0357592">
            <text:p>0.0357592</text:p>
          </table:table-cell>
          <table:table-cell office:value-type="float" office:value="0.0084419">
            <text:p>0.0084419</text:p>
          </table:table-cell>
          <table:table-cell office:value-type="float" office:value="0.0394249">
            <text:p>0.0394249</text:p>
          </table:table-cell>
          <table:table-cell office:value-type="float" office:value="0.0719475">
            <text:p>0.0719475</text:p>
          </table:table-cell>
          <table:table-cell office:value-type="float" office:value="0.0280725">
            <text:p>0.0280725</text:p>
          </table:table-cell>
          <table:table-cell office:value-type="float" office:value="0.0358772">
            <text:p>0.0358772</text:p>
          </table:table-cell>
          <table:table-cell office:value-type="float" office:value="0.0054855">
            <text:p>0.0054855</text:p>
          </table:table-cell>
          <table:table-cell office:value-type="float" office:value="0.0713553">
            <text:p>0.0713553</text:p>
          </table:table-cell>
          <table:table-cell office:value-type="float" office:value="0.0660327">
            <text:p>0.0660327</text:p>
          </table:table-cell>
          <table:table-cell office:value-type="float" office:value="0.0404895">
            <text:p>0.0404895</text:p>
          </table:table-cell>
          <table:table-cell office:value-type="float" office:value="0.0325661">
            <text:p>0.0325661</text:p>
          </table:table-cell>
          <table:table-cell office:value-type="float" office:value="0.0132904">
            <text:p>0.0132904</text:p>
          </table:table-cell>
          <table:table-cell office:value-type="float" office:value="0.02">
            <text:p>0.02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-0.6203043">
            <text:p>-0.6203043</text:p>
          </table:table-cell>
          <table:table-cell office:value-type="float" office:value="-0.6316956">
            <text:p>-0.6316956</text:p>
          </table:table-cell>
          <table:table-cell office:value-type="float" office:value="-0.6367287">
            <text:p>-0.6367287</text:p>
          </table:table-cell>
          <table:table-cell office:value-type="float" office:value="-0.6327242">
            <text:p>-0.6327242</text:p>
          </table:table-cell>
          <table:table-cell office:value-type="float" office:value="-0.6323253">
            <text:p>-0.6323253</text:p>
          </table:table-cell>
          <table:table-cell office:value-type="float" office:value="-0.6319597">
            <text:p>-0.6319597</text:p>
          </table:table-cell>
          <table:table-cell office:value-type="float" office:value="-0.6401866">
            <text:p>-0.6401866</text:p>
          </table:table-cell>
          <table:table-cell office:value-type="float" office:value="-0.6401705">
            <text:p>-0.6401705</text:p>
          </table:table-cell>
          <table:table-cell office:value-type="float" office:value="-0.6450725">
            <text:p>-0.6450725</text:p>
          </table:table-cell>
          <table:table-cell office:value-type="float" office:value="-0.6595516">
            <text:p>-0.6595516</text:p>
          </table:table-cell>
          <table:table-cell office:value-type="float" office:value="-0.659701">
            <text:p>-0.659701</text:p>
          </table:table-cell>
          <table:table-cell office:value-type="float" office:value="-0.6274996">
            <text:p>-0.6274996</text:p>
          </table:table-cell>
          <table:table-cell office:value-type="float" office:value="-0.6366408">
            <text:p>-0.6366408</text:p>
          </table:table-cell>
          <table:table-cell office:value-type="float" office:value="-0.6674478">
            <text:p>-0.6674478</text:p>
          </table:table-cell>
          <table:table-cell office:value-type="float" office:value="-0.6817147">
            <text:p>-0.6817147</text:p>
          </table:table-cell>
          <table:table-cell office:value-type="float" office:value="-0.6734248">
            <text:p>-0.6734248</text:p>
          </table:table-cell>
          <table:table-cell office:value-type="float" office:value="-0.6155342">
            <text:p>-0.6155342</text:p>
          </table:table-cell>
          <table:table-cell office:value-type="float" office:value="-0.6128393">
            <text:p>-0.6128393</text:p>
          </table:table-cell>
          <table:table-cell office:value-type="float" office:value="-0.6119946">
            <text:p>-0.6119946</text:p>
          </table:table-cell>
          <table:table-cell office:value-type="float" office:value="-0.5923194">
            <text:p>-0.5923194</text:p>
          </table:table-cell>
          <table:table-cell office:value-type="float" office:value="-0.6017336">
            <text:p>-0.6017336</text:p>
          </table:table-cell>
          <table:table-cell office:value-type="float" office:value="-0.6138157">
            <text:p>-0.6138157</text:p>
          </table:table-cell>
          <table:table-cell office:value-type="float" office:value="-0.5839744">
            <text:p>-0.5839744</text:p>
          </table:table-cell>
          <table:table-cell office:value-type="float" office:value="-0.5400087">
            <text:p>-0.5400087</text:p>
          </table:table-cell>
          <table:table-cell office:value-type="float" office:value="-0.5036558">
            <text:p>-0.5036558</text:p>
          </table:table-cell>
          <table:table-cell office:value-type="float" office:value="-0.5495993">
            <text:p>-0.5495993</text:p>
          </table:table-cell>
          <table:table-cell office:value-type="float" office:value="-0.5333499">
            <text:p>-0.5333499</text:p>
          </table:table-cell>
          <table:table-cell office:value-type="float" office:value="-0.4756466">
            <text:p>-0.4756466</text:p>
          </table:table-cell>
          <table:table-cell office:value-type="float" office:value="-0.4448415">
            <text:p>-0.4448415</text:p>
          </table:table-cell>
          <table:table-cell office:value-type="float" office:value="-0.3913509">
            <text:p>-0.3913509</text:p>
          </table:table-cell>
          <table:table-cell office:value-type="float" office:value="-0.3522169">
            <text:p>-0.3522169</text:p>
          </table:table-cell>
          <table:table-cell office:value-type="float" office:value="-0.3194722">
            <text:p>-0.3194722</text:p>
          </table:table-cell>
          <table:table-cell office:value-type="float" office:value="-0.3839435">
            <text:p>-0.3839435</text:p>
          </table:table-cell>
          <table:table-cell office:value-type="float" office:value="-0.3929887">
            <text:p>-0.3929887</text:p>
          </table:table-cell>
          <table:table-cell office:value-type="float" office:value="-0.3822282">
            <text:p>-0.3822282</text:p>
          </table:table-cell>
          <table:table-cell office:value-type="float" office:value="-0.3922979">
            <text:p>-0.3922979</text:p>
          </table:table-cell>
          <table:table-cell office:value-type="float" office:value="-0.4172741">
            <text:p>-0.4172741</text:p>
          </table:table-cell>
          <table:table-cell office:value-type="float" office:value="-0.4129465">
            <text:p>-0.4129465</text:p>
          </table:table-cell>
          <table:table-cell office:value-type="float" office:value="-0.4071402">
            <text:p>-0.4071402</text:p>
          </table:table-cell>
          <table:table-cell office:value-type="float" office:value="-0.4124548">
            <text:p>-0.4124548</text:p>
          </table:table-cell>
          <table:table-cell office:value-type="float" office:value="-0.4258555">
            <text:p>-0.4258555</text:p>
          </table:table-cell>
          <table:table-cell office:value-type="float" office:value="-0.4191964">
            <text:p>-0.4191964</text:p>
          </table:table-cell>
          <table:table-cell office:value-type="float" office:value="-0.438149">
            <text:p>-0.438149</text:p>
          </table:table-cell>
          <table:table-cell office:value-type="float" office:value="-0.5095189">
            <text:p>-0.5095189</text:p>
          </table:table-cell>
          <table:table-cell office:value-type="float" office:value="-0.4837407">
            <text:p>-0.4837407</text:p>
          </table:table-cell>
          <table:table-cell office:value-type="float" office:value="-0.4866144">
            <text:p>-0.4866144</text:p>
          </table:table-cell>
          <table:table-cell office:value-type="float" office:value="-0.4951997">
            <text:p>-0.4951997</text:p>
          </table:table-cell>
          <table:table-cell office:value-type="float" office:value="-0.4680513">
            <text:p>-0.4680513</text:p>
          </table:table-cell>
          <table:table-cell office:value-type="float" office:value="-0.4862715">
            <text:p>-0.4862715</text:p>
          </table:table-cell>
          <table:table-cell office:value-type="float" office:value="-0.4892204">
            <text:p>-0.4892204</text:p>
          </table:table-cell>
          <table:table-cell office:value-type="float" office:value="-0.4841546">
            <text:p>-0.4841546</text:p>
          </table:table-cell>
          <table:table-cell office:value-type="float" office:value="-0.4592596">
            <text:p>-0.4592596</text:p>
          </table:table-cell>
          <table:table-cell office:value-type="float" office:value="-0.4752559">
            <text:p>-0.4752559</text:p>
          </table:table-cell>
          <table:table-cell office:value-type="float" office:value="-0.4770963">
            <text:p>-0.4770963</text:p>
          </table:table-cell>
          <table:table-cell office:value-type="float" office:value="-0.4449244">
            <text:p>-0.4449244</text:p>
          </table:table-cell>
          <table:table-cell office:value-type="float" office:value="-0.4722317">
            <text:p>-0.4722317</text:p>
          </table:table-cell>
          <table:table-cell office:value-type="float" office:value="-0.5146529">
            <text:p>-0.5146529</text:p>
          </table:table-cell>
          <table:table-cell office:value-type="float" office:value="-0.4909687">
            <text:p>-0.4909687</text:p>
          </table:table-cell>
          <table:table-cell office:value-type="float" office:value="-0.4959957">
            <text:p>-0.4959957</text:p>
          </table:table-cell>
          <table:table-cell office:value-type="float" office:value="-0.5207831">
            <text:p>-0.5207831</text:p>
          </table:table-cell>
          <table:table-cell office:value-type="float" office:value="-0.52841">
            <text:p>-0.52841</text:p>
          </table:table-cell>
          <table:table-cell office:value-type="float" office:value="-0.5353567">
            <text:p>-0.5353567</text:p>
          </table:table-cell>
          <table:table-cell office:value-type="float" office:value="-0.5411679">
            <text:p>-0.5411679</text:p>
          </table:table-cell>
          <table:table-cell office:value-type="float" office:value="-0.5418385">
            <text:p>-0.5418385</text:p>
          </table:table-cell>
          <table:table-cell office:value-type="float" office:value="-0.510453">
            <text:p>-0.510453</text:p>
          </table:table-cell>
          <table:table-cell office:value-type="float" office:value="-0.4681834">
            <text:p>-0.4681834</text:p>
          </table:table-cell>
          <table:table-cell office:value-type="float" office:value="-0.3842419">
            <text:p>-0.3842419</text:p>
          </table:table-cell>
          <table:table-cell office:value-type="float" office:value="-0.2608094">
            <text:p>-0.2608094</text:p>
          </table:table-cell>
          <table:table-cell office:value-type="float" office:value="-0.2333576">
            <text:p>-0.2333576</text:p>
          </table:table-cell>
          <table:table-cell office:value-type="float" office:value="-0.2421937">
            <text:p>-0.2421937</text:p>
          </table:table-cell>
          <table:table-cell office:value-type="float" office:value="-0.2763827">
            <text:p>-0.2763827</text:p>
          </table:table-cell>
          <table:table-cell office:value-type="float" office:value="-0.2469419">
            <text:p>-0.2469419</text:p>
          </table:table-cell>
          <table:table-cell office:value-type="float" office:value="-0.2925956">
            <text:p>-0.2925956</text:p>
          </table:table-cell>
          <table:table-cell office:value-type="float" office:value="-0.3357718">
            <text:p>-0.3357718</text:p>
          </table:table-cell>
          <table:table-cell office:value-type="float" office:value="-0.3417495">
            <text:p>-0.3417495</text:p>
          </table:table-cell>
          <table:table-cell office:value-type="float" office:value="-0.3646244">
            <text:p>-0.3646244</text:p>
          </table:table-cell>
          <table:table-cell office:value-type="float" office:value="-0.4001273">
            <text:p>-0.4001273</text:p>
          </table:table-cell>
          <table:table-cell office:value-type="float" office:value="-0.4241026">
            <text:p>-0.4241026</text:p>
          </table:table-cell>
          <table:table-cell office:value-type="float" office:value="-0.4355456">
            <text:p>-0.4355456</text:p>
          </table:table-cell>
          <table:table-cell office:value-type="float" office:value="-0.4557295">
            <text:p>-0.4557295</text:p>
          </table:table-cell>
          <table:table-cell office:value-type="float" office:value="-0.4986894">
            <text:p>-0.4986894</text:p>
          </table:table-cell>
          <table:table-cell office:value-type="float" office:value="-0.5004722">
            <text:p>-0.5004722</text:p>
          </table:table-cell>
          <table:table-cell office:value-type="float" office:value="-0.5008789">
            <text:p>-0.5008789</text:p>
          </table:table-cell>
          <table:table-cell office:value-type="float" office:value="-0.4968094">
            <text:p>-0.4968094</text:p>
          </table:table-cell>
          <table:table-cell office:value-type="float" office:value="-0.5118158">
            <text:p>-0.5118158</text:p>
          </table:table-cell>
          <table:table-cell office:value-type="float" office:value="-0.5078022">
            <text:p>-0.5078022</text:p>
          </table:table-cell>
          <table:table-cell office:value-type="float" office:value="-0.5299428">
            <text:p>-0.5299428</text:p>
          </table:table-cell>
          <table:table-cell office:value-type="float" office:value="-0.562742">
            <text:p>-0.562742</text:p>
          </table:table-cell>
          <table:table-cell office:value-type="float" office:value="-0.5705989">
            <text:p>-0.5705989</text:p>
          </table:table-cell>
          <table:table-cell office:value-type="float" office:value="-0.5766612">
            <text:p>-0.5766612</text:p>
          </table:table-cell>
          <table:table-cell office:value-type="float" office:value="-0.5851064">
            <text:p>-0.5851064</text:p>
          </table:table-cell>
          <table:table-cell office:value-type="float" office:value="-0.5741934">
            <text:p>-0.5741934</text:p>
          </table:table-cell>
          <table:table-cell office:value-type="float" office:value="-0.5536951">
            <text:p>-0.5536951</text:p>
          </table:table-cell>
          <table:table-cell office:value-type="float" office:value="-0.5869033">
            <text:p>-0.5869033</text:p>
          </table:table-cell>
          <table:table-cell office:value-type="float" office:value="-0.568784">
            <text:p>-0.568784</text:p>
          </table:table-cell>
          <table:table-cell office:value-type="float" office:value="-0.58">
            <text:p>-0.58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-0.43273">
            <text:p>-0.43273</text:p>
          </table:table-cell>
          <table:table-cell office:value-type="float" office:value="-0.4321522">
            <text:p>-0.4321522</text:p>
          </table:table-cell>
          <table:table-cell office:value-type="float" office:value="-0.4244122">
            <text:p>-0.4244122</text:p>
          </table:table-cell>
          <table:table-cell office:value-type="float" office:value="-0.4139578">
            <text:p>-0.4139578</text:p>
          </table:table-cell>
          <table:table-cell office:value-type="float" office:value="-0.43079">
            <text:p>-0.43079</text:p>
          </table:table-cell>
          <table:table-cell office:value-type="float" office:value="-0.4723056">
            <text:p>-0.4723056</text:p>
          </table:table-cell>
          <table:table-cell office:value-type="float" office:value="-0.4709422">
            <text:p>-0.4709422</text:p>
          </table:table-cell>
          <table:table-cell office:value-type="float" office:value="-0.4569689">
            <text:p>-0.4569689</text:p>
          </table:table-cell>
          <table:table-cell office:value-type="float" office:value="-0.4308944">
            <text:p>-0.4308944</text:p>
          </table:table-cell>
          <table:table-cell office:value-type="float" office:value="-0.4658844">
            <text:p>-0.4658844</text:p>
          </table:table-cell>
          <table:table-cell office:value-type="float" office:value="-0.4596811">
            <text:p>-0.4596811</text:p>
          </table:table-cell>
          <table:table-cell office:value-type="float" office:value="-0.4768422">
            <text:p>-0.4768422</text:p>
          </table:table-cell>
          <table:table-cell office:value-type="float" office:value="-0.4683478">
            <text:p>-0.4683478</text:p>
          </table:table-cell>
          <table:table-cell office:value-type="float" office:value="-0.4652978">
            <text:p>-0.4652978</text:p>
          </table:table-cell>
          <table:table-cell office:value-type="float" office:value="-0.4853033">
            <text:p>-0.4853033</text:p>
          </table:table-cell>
          <table:table-cell office:value-type="float" office:value="-0.4631267">
            <text:p>-0.4631267</text:p>
          </table:table-cell>
          <table:table-cell office:value-type="float" office:value="-0.424692">
            <text:p>-0.424692</text:p>
          </table:table-cell>
          <table:table-cell office:value-type="float" office:value="-0.4260044">
            <text:p>-0.4260044</text:p>
          </table:table-cell>
          <table:table-cell office:value-type="float" office:value="-0.4513978">
            <text:p>-0.4513978</text:p>
          </table:table-cell>
          <table:table-cell office:value-type="float" office:value="-0.4516433">
            <text:p>-0.4516433</text:p>
          </table:table-cell>
          <table:table-cell office:value-type="float" office:value="-0.4415667">
            <text:p>-0.4415667</text:p>
          </table:table-cell>
          <table:table-cell office:value-type="float" office:value="-0.4483497">
            <text:p>-0.4483497</text:p>
          </table:table-cell>
          <table:table-cell office:value-type="float" office:value="-0.4585356">
            <text:p>-0.4585356</text:p>
          </table:table-cell>
          <table:table-cell office:value-type="float" office:value="-0.3523436">
            <text:p>-0.3523436</text:p>
          </table:table-cell>
          <table:table-cell office:value-type="float" office:value="-0.2501389">
            <text:p>-0.2501389</text:p>
          </table:table-cell>
          <table:table-cell office:value-type="float" office:value="-0.1499872">
            <text:p>-0.1499872</text:p>
          </table:table-cell>
          <table:table-cell office:value-type="float" office:value="0.0609761">
            <text:p>0.0609761</text:p>
          </table:table-cell>
          <table:table-cell office:value-type="float" office:value="0.0837834">
            <text:p>0.0837834</text:p>
          </table:table-cell>
          <table:table-cell office:value-type="float" office:value="0.4304231">
            <text:p>0.4304231</text:p>
          </table:table-cell>
          <table:table-cell office:value-type="float" office:value="0.4774053">
            <text:p>0.4774053</text:p>
          </table:table-cell>
          <table:table-cell office:value-type="float" office:value="0.4497529">
            <text:p>0.4497529</text:p>
          </table:table-cell>
          <table:table-cell office:value-type="float" office:value="0.4845567">
            <text:p>0.4845567</text:p>
          </table:table-cell>
          <table:table-cell office:value-type="float" office:value="0.5203106">
            <text:p>0.5203106</text:p>
          </table:table-cell>
          <table:table-cell office:value-type="float" office:value="0.4810996">
            <text:p>0.4810996</text:p>
          </table:table-cell>
          <table:table-cell office:value-type="float" office:value="0.4542348">
            <text:p>0.4542348</text:p>
          </table:table-cell>
          <table:table-cell office:value-type="float" office:value="0.3947057">
            <text:p>0.3947057</text:p>
          </table:table-cell>
          <table:table-cell office:value-type="float" office:value="0.2721927">
            <text:p>0.2721927</text:p>
          </table:table-cell>
          <table:table-cell office:value-type="float" office:value="0.3828702">
            <text:p>0.3828702</text:p>
          </table:table-cell>
          <table:table-cell office:value-type="float" office:value="0.4184415">
            <text:p>0.4184415</text:p>
          </table:table-cell>
          <table:table-cell office:value-type="float" office:value="0.264102">
            <text:p>0.264102</text:p>
          </table:table-cell>
          <table:table-cell office:value-type="float" office:value="0.2722051">
            <text:p>0.2722051</text:p>
          </table:table-cell>
          <table:table-cell office:value-type="float" office:value="0.2769655">
            <text:p>0.2769655</text:p>
          </table:table-cell>
          <table:table-cell office:value-type="float" office:value="0.2719276">
            <text:p>0.2719276</text:p>
          </table:table-cell>
          <table:table-cell office:value-type="float" office:value="0.3596927">
            <text:p>0.3596927</text:p>
          </table:table-cell>
          <table:table-cell office:value-type="float" office:value="0.5224504">
            <text:p>0.5224504</text:p>
          </table:table-cell>
          <table:table-cell office:value-type="float" office:value="0.5505745">
            <text:p>0.5505745</text:p>
          </table:table-cell>
          <table:table-cell office:value-type="float" office:value="0.5498657">
            <text:p>0.5498657</text:p>
          </table:table-cell>
          <table:table-cell office:value-type="float" office:value="0.5063699">
            <text:p>0.5063699</text:p>
          </table:table-cell>
          <table:table-cell office:value-type="float" office:value="0.467135">
            <text:p>0.467135</text:p>
          </table:table-cell>
          <table:table-cell office:value-type="float" office:value="0.5099779">
            <text:p>0.5099779</text:p>
          </table:table-cell>
          <table:table-cell office:value-type="float" office:value="0.5044259">
            <text:p>0.5044259</text:p>
          </table:table-cell>
          <table:table-cell office:value-type="float" office:value="0.471299">
            <text:p>0.471299</text:p>
          </table:table-cell>
          <table:table-cell office:value-type="float" office:value="0.4810438">
            <text:p>0.4810438</text:p>
          </table:table-cell>
          <table:table-cell office:value-type="float" office:value="0.3635086">
            <text:p>0.3635086</text:p>
          </table:table-cell>
          <table:table-cell office:value-type="float" office:value="0.1449225">
            <text:p>0.1449225</text:p>
          </table:table-cell>
          <table:table-cell office:value-type="float" office:value="0.0610588">
            <text:p>0.0610588</text:p>
          </table:table-cell>
          <table:table-cell office:value-type="float" office:value="-0.0468609">
            <text:p>-0.0468609</text:p>
          </table:table-cell>
          <table:table-cell office:value-type="float" office:value="0.0307367">
            <text:p>0.0307367</text:p>
          </table:table-cell>
          <table:table-cell office:value-type="float" office:value="-0.0508854">
            <text:p>-0.0508854</text:p>
          </table:table-cell>
          <table:table-cell office:value-type="float" office:value="-0.0875091">
            <text:p>-0.0875091</text:p>
          </table:table-cell>
          <table:table-cell office:value-type="float" office:value="-0.0090474">
            <text:p>-0.0090474</text:p>
          </table:table-cell>
          <table:table-cell office:value-type="float" office:value="-0.0225919">
            <text:p>-0.0225919</text:p>
          </table:table-cell>
          <table:table-cell office:value-type="float" office:value="-0.0492109">
            <text:p>-0.0492109</text:p>
          </table:table-cell>
          <table:table-cell office:value-type="float" office:value="0.0088734">
            <text:p>0.0088734</text:p>
          </table:table-cell>
          <table:table-cell office:value-type="float" office:value="0.1474013">
            <text:p>0.1474013</text:p>
          </table:table-cell>
          <table:table-cell office:value-type="float" office:value="0.1782614">
            <text:p>0.1782614</text:p>
          </table:table-cell>
          <table:table-cell office:value-type="float" office:value="0.2313201">
            <text:p>0.2313201</text:p>
          </table:table-cell>
          <table:table-cell office:value-type="float" office:value="0.1613071">
            <text:p>0.1613071</text:p>
          </table:table-cell>
          <table:table-cell office:value-type="float" office:value="0.1231551">
            <text:p>0.1231551</text:p>
          </table:table-cell>
          <table:table-cell office:value-type="float" office:value="0.1703803">
            <text:p>0.1703803</text:p>
          </table:table-cell>
          <table:table-cell office:value-type="float" office:value="0.042695">
            <text:p>0.042695</text:p>
          </table:table-cell>
          <table:table-cell office:value-type="float" office:value="-0.0278327">
            <text:p>-0.0278327</text:p>
          </table:table-cell>
          <table:table-cell office:value-type="float" office:value="0.0037239">
            <text:p>0.0037239</text:p>
          </table:table-cell>
          <table:table-cell office:value-type="float" office:value="-0.0938897">
            <text:p>-0.0938897</text:p>
          </table:table-cell>
          <table:table-cell office:value-type="float" office:value="-0.114459">
            <text:p>-0.114459</text:p>
          </table:table-cell>
          <table:table-cell office:value-type="float" office:value="-0.0124526">
            <text:p>-0.0124526</text:p>
          </table:table-cell>
          <table:table-cell office:value-type="float" office:value="-0.0260526">
            <text:p>-0.0260526</text:p>
          </table:table-cell>
          <table:table-cell office:value-type="float" office:value="0.0175488">
            <text:p>0.0175488</text:p>
          </table:table-cell>
          <table:table-cell office:value-type="float" office:value="0.008695">
            <text:p>0.008695</text:p>
          </table:table-cell>
          <table:table-cell office:value-type="float" office:value="0.0087569">
            <text:p>0.0087569</text:p>
          </table:table-cell>
          <table:table-cell office:value-type="float" office:value="-0.0164053">
            <text:p>-0.0164053</text:p>
          </table:table-cell>
          <table:table-cell office:value-type="float" office:value="-0.1088021">
            <text:p>-0.1088021</text:p>
          </table:table-cell>
          <table:table-cell office:value-type="float" office:value="-0.0948764">
            <text:p>-0.0948764</text:p>
          </table:table-cell>
          <table:table-cell office:value-type="float" office:value="-0.1441645">
            <text:p>-0.1441645</text:p>
          </table:table-cell>
          <table:table-cell office:value-type="float" office:value="-0.1848698">
            <text:p>-0.1848698</text:p>
          </table:table-cell>
          <table:table-cell office:value-type="float" office:value="-0.1961263">
            <text:p>-0.1961263</text:p>
          </table:table-cell>
          <table:table-cell office:value-type="float" office:value="-0.2155108">
            <text:p>-0.2155108</text:p>
          </table:table-cell>
          <table:table-cell office:value-type="float" office:value="-0.248591">
            <text:p>-0.248591</text:p>
          </table:table-cell>
          <table:table-cell office:value-type="float" office:value="-0.3566058">
            <text:p>-0.3566058</text:p>
          </table:table-cell>
          <table:table-cell office:value-type="float" office:value="-0.3897156">
            <text:p>-0.3897156</text:p>
          </table:table-cell>
          <table:table-cell office:value-type="float" office:value="-0.4263589">
            <text:p>-0.4263589</text:p>
          </table:table-cell>
          <table:table-cell office:value-type="float" office:value="-0.4210727">
            <text:p>-0.4210727</text:p>
          </table:table-cell>
          <table:table-cell office:value-type="float" office:value="-0.4300491">
            <text:p>-0.4300491</text:p>
          </table:table-cell>
          <table:table-cell office:value-type="float" office:value="-0.4314271">
            <text:p>-0.4314271</text:p>
          </table:table-cell>
          <table:table-cell office:value-type="float" office:value="-0.4380355">
            <text:p>-0.4380355</text:p>
          </table:table-cell>
          <table:table-cell office:value-type="float" office:value="-0.45">
            <text:p>-0.45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-0.5398189">
            <text:p>-0.5398189</text:p>
          </table:table-cell>
          <table:table-cell office:value-type="float" office:value="-0.5260856">
            <text:p>-0.5260856</text:p>
          </table:table-cell>
          <table:table-cell office:value-type="float" office:value="-0.5135878">
            <text:p>-0.5135878</text:p>
          </table:table-cell>
          <table:table-cell office:value-type="float" office:value="-0.4911789">
            <text:p>-0.4911789</text:p>
          </table:table-cell>
          <table:table-cell office:value-type="float" office:value="-0.4961033">
            <text:p>-0.4961033</text:p>
          </table:table-cell>
          <table:table-cell office:value-type="float" office:value="-0.51204">
            <text:p>-0.51204</text:p>
          </table:table-cell>
          <table:table-cell office:value-type="float" office:value="-0.5096933">
            <text:p>-0.5096933</text:p>
          </table:table-cell>
          <table:table-cell office:value-type="float" office:value="-0.52371">
            <text:p>-0.52371</text:p>
          </table:table-cell>
          <table:table-cell office:value-type="float" office:value="-0.5242422">
            <text:p>-0.5242422</text:p>
          </table:table-cell>
          <table:table-cell office:value-type="float" office:value="-0.5134656">
            <text:p>-0.5134656</text:p>
          </table:table-cell>
          <table:table-cell office:value-type="float" office:value="-0.5448">
            <text:p>-0.5448</text:p>
          </table:table-cell>
          <table:table-cell office:value-type="float" office:value="-0.5206255">
            <text:p>-0.5206255</text:p>
          </table:table-cell>
          <table:table-cell office:value-type="float" office:value="-0.5373811">
            <text:p>-0.5373811</text:p>
          </table:table-cell>
          <table:table-cell office:value-type="float" office:value="-0.5381311">
            <text:p>-0.5381311</text:p>
          </table:table-cell>
          <table:table-cell office:value-type="float" office:value="-0.5486566">
            <text:p>-0.5486566</text:p>
          </table:table-cell>
          <table:table-cell office:value-type="float" office:value="-0.5462367">
            <text:p>-0.5462367</text:p>
          </table:table-cell>
          <table:table-cell office:value-type="float" office:value="-0.5297689">
            <text:p>-0.5297689</text:p>
          </table:table-cell>
          <table:table-cell office:value-type="float" office:value="-0.5343611">
            <text:p>-0.5343611</text:p>
          </table:table-cell>
          <table:table-cell office:value-type="float" office:value="-0.54029">
            <text:p>-0.54029</text:p>
          </table:table-cell>
          <table:table-cell office:value-type="float" office:value="-0.5481634">
            <text:p>-0.5481634</text:p>
          </table:table-cell>
          <table:table-cell office:value-type="float" office:value="-0.55555">
            <text:p>-0.55555</text:p>
          </table:table-cell>
          <table:table-cell office:value-type="float" office:value="-0.5376667">
            <text:p>-0.5376667</text:p>
          </table:table-cell>
          <table:table-cell office:value-type="float" office:value="-0.5121622">
            <text:p>-0.5121622</text:p>
          </table:table-cell>
          <table:table-cell office:value-type="float" office:value="-0.4671589">
            <text:p>-0.4671589</text:p>
          </table:table-cell>
          <table:table-cell office:value-type="float" office:value="-0.3563804">
            <text:p>-0.3563804</text:p>
          </table:table-cell>
          <table:table-cell office:value-type="float" office:value="-0.2960538">
            <text:p>-0.2960538</text:p>
          </table:table-cell>
          <table:table-cell office:value-type="float" office:value="-0.2387834">
            <text:p>-0.2387834</text:p>
          </table:table-cell>
          <table:table-cell office:value-type="float" office:value="-0.1836565">
            <text:p>-0.1836565</text:p>
          </table:table-cell>
          <table:table-cell office:value-type="float" office:value="-0.0667633">
            <text:p>-0.0667633</text:p>
          </table:table-cell>
          <table:table-cell office:value-type="float" office:value="-0.0086626">
            <text:p>-0.0086626</text:p>
          </table:table-cell>
          <table:table-cell office:value-type="float" office:value="0.0207567">
            <text:p>0.0207567</text:p>
          </table:table-cell>
          <table:table-cell office:value-type="float" office:value="0.0370861">
            <text:p>0.0370861</text:p>
          </table:table-cell>
          <table:table-cell office:value-type="float" office:value="0.064002">
            <text:p>0.064002</text:p>
          </table:table-cell>
          <table:table-cell office:value-type="float" office:value="0.0554387">
            <text:p>0.0554387</text:p>
          </table:table-cell>
          <table:table-cell office:value-type="float" office:value="0.0294932">
            <text:p>0.0294932</text:p>
          </table:table-cell>
          <table:table-cell office:value-type="float" office:value="0.0892903">
            <text:p>0.0892903</text:p>
          </table:table-cell>
          <table:table-cell office:value-type="float" office:value="0.1129635">
            <text:p>0.1129635</text:p>
          </table:table-cell>
          <table:table-cell office:value-type="float" office:value="0.0903097">
            <text:p>0.0903097</text:p>
          </table:table-cell>
          <table:table-cell office:value-type="float" office:value="0.0306001">
            <text:p>0.0306001</text:p>
          </table:table-cell>
          <table:table-cell office:value-type="float" office:value="-0.1042921">
            <text:p>-0.1042921</text:p>
          </table:table-cell>
          <table:table-cell office:value-type="float" office:value="-0.1095004">
            <text:p>-0.1095004</text:p>
          </table:table-cell>
          <table:table-cell office:value-type="float" office:value="-0.0154927">
            <text:p>-0.0154927</text:p>
          </table:table-cell>
          <table:table-cell office:value-type="float" office:value="0.0728732">
            <text:p>0.0728732</text:p>
          </table:table-cell>
          <table:table-cell office:value-type="float" office:value="0.068165">
            <text:p>0.068165</text:p>
          </table:table-cell>
          <table:table-cell office:value-type="float" office:value="0.0916568">
            <text:p>0.0916568</text:p>
          </table:table-cell>
          <table:table-cell office:value-type="float" office:value="0.060196">
            <text:p>0.060196</text:p>
          </table:table-cell>
          <table:table-cell office:value-type="float" office:value="0.0454729">
            <text:p>0.0454729</text:p>
          </table:table-cell>
          <table:table-cell office:value-type="float" office:value="0.0405294">
            <text:p>0.0405294</text:p>
          </table:table-cell>
          <table:table-cell office:value-type="float" office:value="0.0388303">
            <text:p>0.0388303</text:p>
          </table:table-cell>
          <table:table-cell office:value-type="float" office:value="0.082442">
            <text:p>0.082442</text:p>
          </table:table-cell>
          <table:table-cell office:value-type="float" office:value="0.1025623">
            <text:p>0.1025623</text:p>
          </table:table-cell>
          <table:table-cell office:value-type="float" office:value="0.0985024">
            <text:p>0.0985024</text:p>
          </table:table-cell>
          <table:table-cell office:value-type="float" office:value="0.1138563">
            <text:p>0.1138563</text:p>
          </table:table-cell>
          <table:table-cell office:value-type="float" office:value="0.0296522">
            <text:p>0.0296522</text:p>
          </table:table-cell>
          <table:table-cell office:value-type="float" office:value="-0.0104971">
            <text:p>-0.0104971</text:p>
          </table:table-cell>
          <table:table-cell office:value-type="float" office:value="-0.0661795">
            <text:p>-0.0661795</text:p>
          </table:table-cell>
          <table:table-cell office:value-type="float" office:value="-0.0018336">
            <text:p>-0.0018336</text:p>
          </table:table-cell>
          <table:table-cell office:value-type="float" office:value="0.0284233">
            <text:p>0.0284233</text:p>
          </table:table-cell>
          <table:table-cell office:value-type="float" office:value="0.0380641">
            <text:p>0.0380641</text:p>
          </table:table-cell>
          <table:table-cell office:value-type="float" office:value="-0.0024829">
            <text:p>-0.0024829</text:p>
          </table:table-cell>
          <table:table-cell office:value-type="float" office:value="0.0019961">
            <text:p>0.0019961</text:p>
          </table:table-cell>
          <table:table-cell office:value-type="float" office:value="0.0036234">
            <text:p>0.0036234</text:p>
          </table:table-cell>
          <table:table-cell office:value-type="float" office:value="-0.0262553">
            <text:p>-0.0262553</text:p>
          </table:table-cell>
          <table:table-cell office:value-type="float" office:value="-0.0574488">
            <text:p>-0.0574488</text:p>
          </table:table-cell>
          <table:table-cell office:value-type="float" office:value="-0.0770367">
            <text:p>-0.0770367</text:p>
          </table:table-cell>
          <table:table-cell office:value-type="float" office:value="-0.0865118">
            <text:p>-0.0865118</text:p>
          </table:table-cell>
          <table:table-cell office:value-type="float" office:value="-0.0105738">
            <text:p>-0.0105738</text:p>
          </table:table-cell>
          <table:table-cell office:value-type="float" office:value="0.039031">
            <text:p>0.039031</text:p>
          </table:table-cell>
          <table:table-cell office:value-type="float" office:value="0.0407879">
            <text:p>0.0407879</text:p>
          </table:table-cell>
          <table:table-cell office:value-type="float" office:value="-0.0095622">
            <text:p>-0.0095622</text:p>
          </table:table-cell>
          <table:table-cell office:value-type="float" office:value="-0.0449717">
            <text:p>-0.0449717</text:p>
          </table:table-cell>
          <table:table-cell office:value-type="float" office:value="-0.074209">
            <text:p>-0.074209</text:p>
          </table:table-cell>
          <table:table-cell office:value-type="float" office:value="-0.0908995">
            <text:p>-0.0908995</text:p>
          </table:table-cell>
          <table:table-cell office:value-type="float" office:value="-0.0708532">
            <text:p>-0.0708532</text:p>
          </table:table-cell>
          <table:table-cell office:value-type="float" office:value="-0.0549859">
            <text:p>-0.0549859</text:p>
          </table:table-cell>
          <table:table-cell office:value-type="float" office:value="-0.0760625">
            <text:p>-0.0760625</text:p>
          </table:table-cell>
          <table:table-cell office:value-type="float" office:value="-0.0791574">
            <text:p>-0.0791574</text:p>
          </table:table-cell>
          <table:table-cell office:value-type="float" office:value="-0.0859896">
            <text:p>-0.0859896</text:p>
          </table:table-cell>
          <table:table-cell office:value-type="float" office:value="-0.1045042">
            <text:p>-0.1045042</text:p>
          </table:table-cell>
          <table:table-cell office:value-type="float" office:value="-0.1352766">
            <text:p>-0.1352766</text:p>
          </table:table-cell>
          <table:table-cell office:value-type="float" office:value="-0.2215885">
            <text:p>-0.2215885</text:p>
          </table:table-cell>
          <table:table-cell office:value-type="float" office:value="-0.1681668">
            <text:p>-0.1681668</text:p>
          </table:table-cell>
          <table:table-cell office:value-type="float" office:value="-0.1617231">
            <text:p>-0.1617231</text:p>
          </table:table-cell>
          <table:table-cell office:value-type="float" office:value="-0.1996024">
            <text:p>-0.1996024</text:p>
          </table:table-cell>
          <table:table-cell office:value-type="float" office:value="-0.2089072">
            <text:p>-0.2089072</text:p>
          </table:table-cell>
          <table:table-cell office:value-type="float" office:value="-0.2421336">
            <text:p>-0.2421336</text:p>
          </table:table-cell>
          <table:table-cell office:value-type="float" office:value="-0.2710222">
            <text:p>-0.2710222</text:p>
          </table:table-cell>
          <table:table-cell office:value-type="float" office:value="-0.3573802">
            <text:p>-0.3573802</text:p>
          </table:table-cell>
          <table:table-cell office:value-type="float" office:value="-0.3538259">
            <text:p>-0.3538259</text:p>
          </table:table-cell>
          <table:table-cell office:value-type="float" office:value="-0.3989222">
            <text:p>-0.3989222</text:p>
          </table:table-cell>
          <table:table-cell office:value-type="float" office:value="-0.3941541">
            <text:p>-0.3941541</text:p>
          </table:table-cell>
          <table:table-cell office:value-type="float" office:value="-0.4031534">
            <text:p>-0.4031534</text:p>
          </table:table-cell>
          <table:table-cell office:value-type="float" office:value="-0.4130733">
            <text:p>-0.4130733</text:p>
          </table:table-cell>
          <table:table-cell office:value-type="float" office:value="-0.4282767">
            <text:p>-0.4282767</text:p>
          </table:table-cell>
          <table:table-cell office:value-type="float" office:value="-0.42305">
            <text:p>-0.42305</text:p>
          </table:table-cell>
          <table:table-cell office:value-type="float" office:value="-0.42">
            <text:p>-0.42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.22605">
            <text:p>1.22605</text:p>
          </table:table-cell>
          <table:table-cell office:value-type="float" office:value="1.2033875">
            <text:p>1.2033875</text:p>
          </table:table-cell>
          <table:table-cell office:value-type="float" office:value="0.966945">
            <text:p>0.966945</text:p>
          </table:table-cell>
          <table:table-cell office:value-type="float" office:value="0.9306875">
            <text:p>0.9306875</text:p>
          </table:table-cell>
          <table:table-cell office:value-type="float" office:value="0.77182">
            <text:p>0.77182</text:p>
          </table:table-cell>
          <table:table-cell office:value-type="float" office:value="0.8093275">
            <text:p>0.8093275</text:p>
          </table:table-cell>
          <table:table-cell office:value-type="float" office:value="0.985805">
            <text:p>0.985805</text:p>
          </table:table-cell>
          <table:table-cell office:value-type="float" office:value="0.22895">
            <text:p>0.22895</text:p>
          </table:table-cell>
          <table:table-cell office:value-type="float" office:value="0.211405">
            <text:p>0.211405</text:p>
          </table:table-cell>
          <table:table-cell office:value-type="float" office:value="0.26644">
            <text:p>0.26644</text:p>
          </table:table-cell>
          <table:table-cell office:value-type="float" office:value="0.18027">
            <text:p>0.18027</text:p>
          </table:table-cell>
          <table:table-cell office:value-type="float" office:value="0.17397">
            <text:p>0.17397</text:p>
          </table:table-cell>
          <table:table-cell office:value-type="float" office:value="0.2106425">
            <text:p>0.2106425</text:p>
          </table:table-cell>
          <table:table-cell office:value-type="float" office:value="0.2260175">
            <text:p>0.2260175</text:p>
          </table:table-cell>
          <table:table-cell office:value-type="float" office:value="0.20832">
            <text:p>0.20832</text:p>
          </table:table-cell>
          <table:table-cell office:value-type="float" office:value="0.240635">
            <text:p>0.240635</text:p>
          </table:table-cell>
          <table:table-cell office:value-type="float" office:value="0.25052">
            <text:p>0.25052</text:p>
          </table:table-cell>
          <table:table-cell office:value-type="float" office:value="0.34607">
            <text:p>0.34607</text:p>
          </table:table-cell>
          <table:table-cell office:value-type="float" office:value="0.231755">
            <text:p>0.231755</text:p>
          </table:table-cell>
          <table:table-cell office:value-type="float" office:value="0.219355">
            <text:p>0.219355</text:p>
          </table:table-cell>
          <table:table-cell office:value-type="float" office:value="0.26773">
            <text:p>0.26773</text:p>
          </table:table-cell>
          <table:table-cell office:value-type="float" office:value="0.2545">
            <text:p>0.2545</text:p>
          </table:table-cell>
          <table:table-cell office:value-type="float" office:value="0.9512075">
            <text:p>0.9512075</text:p>
          </table:table-cell>
          <table:table-cell office:value-type="float" office:value="1.0747475">
            <text:p>1.0747475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1.0107069496269008">
            <text:p>1.0107069496269008</text:p>
          </table:table-cell>
          <table:table-cell office:value-type="float" office:value="0.9253618536325493">
            <text:p>0.9253618536325493</text:p>
          </table:table-cell>
          <table:table-cell office:value-type="float" office:value="0.879162084282295">
            <text:p>0.879162084282295</text:p>
          </table:table-cell>
          <table:table-cell office:value-type="float" office:value="0.8747041631358312">
            <text:p>0.8747041631358312</text:p>
          </table:table-cell>
          <table:table-cell office:value-type="float" office:value="0.9020281762816689">
            <text:p>0.9020281762816689</text:p>
          </table:table-cell>
          <table:table-cell office:value-type="float" office:value="1.1210873446498455">
            <text:p>1.1210873446498455</text:p>
          </table:table-cell>
          <table:table-cell office:value-type="float" office:value="1.4949276747329885">
            <text:p>1.4949276747329885</text:p>
          </table:table-cell>
          <table:table-cell office:value-type="float" office:value="1.652395330984623">
            <text:p>1.652395330984623</text:p>
          </table:table-cell>
          <table:table-cell office:value-type="float" office:value="1.3239032414565877">
            <text:p>1.3239032414565877</text:p>
          </table:table-cell>
          <table:table-cell office:value-type="float" office:value="0.9184446711154232">
            <text:p>0.9184446711154232</text:p>
          </table:table-cell>
          <table:table-cell office:value-type="float" office:value="1.7870949941736953">
            <text:p>1.7870949941736953</text:p>
          </table:table-cell>
          <table:table-cell office:value-type="float" office:value="1.8008841605960102">
            <text:p>1.8008841605960102</text:p>
          </table:table-cell>
          <table:table-cell office:value-type="float" office:value="1.7361545920703256">
            <text:p>1.7361545920703256</text:p>
          </table:table-cell>
          <table:table-cell office:value-type="float" office:value="1.6670299888423674">
            <text:p>1.6670299888423674</text:p>
          </table:table-cell>
          <table:table-cell office:value-type="float" office:value="1.5595815641387574">
            <text:p>1.5595815641387574</text:p>
          </table:table-cell>
          <table:table-cell office:value-type="float" office:value="1.6030383814803926">
            <text:p>1.6030383814803926</text:p>
          </table:table-cell>
          <table:table-cell office:value-type="float" office:value="1.73240832877983">
            <text:p>1.73240832877983</text:p>
          </table:table-cell>
          <table:table-cell office:value-type="float" office:value="2.090306928943632">
            <text:p>2.090306928943632</text:p>
          </table:table-cell>
          <table:table-cell office:value-type="float" office:value="1.9675680585794766">
            <text:p>1.9675680585794766</text:p>
          </table:table-cell>
          <table:table-cell office:value-type="float" office:value="1.8368477334003628">
            <text:p>1.8368477334003628</text:p>
          </table:table-cell>
          <table:table-cell office:value-type="float" office:value="1.7778951022646652">
            <text:p>1.7778951022646652</text:p>
          </table:table-cell>
          <table:table-cell office:value-type="float" office:value="1.7676394882645379">
            <text:p>1.7676394882645379</text:p>
          </table:table-cell>
          <table:table-cell office:value-type="float" office:value="1.5582992942035674">
            <text:p>1.5582992942035674</text:p>
          </table:table-cell>
          <table:table-cell office:value-type="float" office:value="1.334864378049835">
            <text:p>1.334864378049835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6.246911895354197">
            <text:p>6.246911895354197</text:p>
          </table:table-cell>
          <table:table-cell office:value-type="float" office:value="6.200323632504127">
            <text:p>6.200323632504127</text:p>
          </table:table-cell>
          <table:table-cell office:value-type="float" office:value="5.961795991629674">
            <text:p>5.961795991629674</text:p>
          </table:table-cell>
          <table:table-cell office:value-type="float" office:value="6.071386841175751">
            <text:p>6.071386841175751</text:p>
          </table:table-cell>
          <table:table-cell office:value-type="float" office:value="5.888358969790506">
            <text:p>5.888358969790506</text:p>
          </table:table-cell>
          <table:table-cell office:value-type="float" office:value="6.066274505543803">
            <text:p>6.066274505543803</text:p>
          </table:table-cell>
          <table:table-cell office:value-type="float" office:value="6.442477198422211">
            <text:p>6.442477198422211</text:p>
          </table:table-cell>
          <table:table-cell office:value-type="float" office:value="5.520129912075046">
            <text:p>5.520129912075046</text:p>
          </table:table-cell>
          <table:table-cell office:value-type="float" office:value="4.622088212317094">
            <text:p>4.622088212317094</text:p>
          </table:table-cell>
          <table:table-cell office:value-type="float" office:value="4.496770699299397">
            <text:p>4.496770699299397</text:p>
          </table:table-cell>
          <table:table-cell office:value-type="float" office:value="5.940720568071135">
            <text:p>5.940720568071135</text:p>
          </table:table-cell>
          <table:table-cell office:value-type="float" office:value="5.426709357433401">
            <text:p>5.426709357433401</text:p>
          </table:table-cell>
          <table:table-cell office:value-type="float" office:value="5.533392614530344">
            <text:p>5.533392614530344</text:p>
          </table:table-cell>
          <table:table-cell office:value-type="float" office:value="5.667097776388327">
            <text:p>5.667097776388327</text:p>
          </table:table-cell>
          <table:table-cell office:value-type="float" office:value="5.774756978560258">
            <text:p>5.774756978560258</text:p>
          </table:table-cell>
          <table:table-cell office:value-type="float" office:value="5.9833719872951">
            <text:p>5.9833719872951</text:p>
          </table:table-cell>
          <table:table-cell office:value-type="float" office:value="6.601891966404067">
            <text:p>6.601891966404067</text:p>
          </table:table-cell>
          <table:table-cell office:value-type="float" office:value="6.888871696493467">
            <text:p>6.888871696493467</text:p>
          </table:table-cell>
          <table:table-cell office:value-type="float" office:value="6.3495528757068085">
            <text:p>6.3495528757068085</text:p>
          </table:table-cell>
          <table:table-cell office:value-type="float" office:value="6.020407791200946">
            <text:p>6.020407791200946</text:p>
          </table:table-cell>
          <table:table-cell office:value-type="float" office:value="6.159710127892997">
            <text:p>6.159710127892997</text:p>
          </table:table-cell>
          <table:table-cell office:value-type="float" office:value="6.130193550513484">
            <text:p>6.130193550513484</text:p>
          </table:table-cell>
          <table:table-cell office:value-type="float" office:value="6.855768930759338">
            <text:p>6.855768930759338</text:p>
          </table:table-cell>
          <table:table-cell office:value-type="float" office:value="7.266647243554422">
            <text:p>7.266647243554422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1.22605">
            <text:p>1.22605</text:p>
          </table:table-cell>
          <table:table-cell office:value-type="float" office:value="1.2033875">
            <text:p>1.2033875</text:p>
          </table:table-cell>
          <table:table-cell office:value-type="float" office:value="0.966945">
            <text:p>0.966945</text:p>
          </table:table-cell>
          <table:table-cell office:value-type="float" office:value="0.9306875">
            <text:p>0.9306875</text:p>
          </table:table-cell>
          <table:table-cell office:value-type="float" office:value="0.77182">
            <text:p>0.77182</text:p>
          </table:table-cell>
          <table:table-cell office:value-type="float" office:value="0.8093275">
            <text:p>0.8093275</text:p>
          </table:table-cell>
          <table:table-cell office:value-type="float" office:value="0.985805">
            <text:p>0.985805</text:p>
          </table:table-cell>
          <table:table-cell office:value-type="float" office:value="0.22895">
            <text:p>0.22895</text:p>
          </table:table-cell>
          <table:table-cell office:value-type="float" office:value="0.211405">
            <text:p>0.211405</text:p>
          </table:table-cell>
          <table:table-cell office:value-type="float" office:value="0.26644">
            <text:p>0.26644</text:p>
          </table:table-cell>
          <table:table-cell office:value-type="float" office:value="0.18027">
            <text:p>0.18027</text:p>
          </table:table-cell>
          <table:table-cell office:value-type="float" office:value="0.17397">
            <text:p>0.17397</text:p>
          </table:table-cell>
          <table:table-cell office:value-type="float" office:value="0.2106425">
            <text:p>0.2106425</text:p>
          </table:table-cell>
          <table:table-cell office:value-type="float" office:value="0.2260175">
            <text:p>0.2260175</text:p>
          </table:table-cell>
          <table:table-cell office:value-type="float" office:value="0.20832">
            <text:p>0.20832</text:p>
          </table:table-cell>
          <table:table-cell office:value-type="float" office:value="0.240635">
            <text:p>0.240635</text:p>
          </table:table-cell>
          <table:table-cell office:value-type="float" office:value="0.25052">
            <text:p>0.25052</text:p>
          </table:table-cell>
          <table:table-cell office:value-type="float" office:value="0.34607">
            <text:p>0.34607</text:p>
          </table:table-cell>
          <table:table-cell office:value-type="float" office:value="0.231755">
            <text:p>0.231755</text:p>
          </table:table-cell>
          <table:table-cell office:value-type="float" office:value="0.219355">
            <text:p>0.219355</text:p>
          </table:table-cell>
          <table:table-cell office:value-type="float" office:value="0.26773">
            <text:p>0.26773</text:p>
          </table:table-cell>
          <table:table-cell office:value-type="float" office:value="0.2545">
            <text:p>0.2545</text:p>
          </table:table-cell>
          <table:table-cell office:value-type="float" office:value="0.9512075">
            <text:p>0.9512075</text:p>
          </table:table-cell>
          <table:table-cell office:value-type="float" office:value="1.0747475">
            <text:p>1.0747475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11.311518125778871">
            <text:p>11.311518125778871</text:p>
          </table:table-cell>
          <table:table-cell office:value-type="float" office:value="10.910831941439495">
            <text:p>10.910831941439495</text:p>
          </table:table-cell>
          <table:table-cell office:value-type="float" office:value="11.08071694544818">
            <text:p>11.08071694544818</text:p>
          </table:table-cell>
          <table:table-cell office:value-type="float" office:value="11.212708346971223">
            <text:p>11.212708346971223</text:p>
          </table:table-cell>
          <table:table-cell office:value-type="float" office:value="11.397636787042075">
            <text:p>11.397636787042075</text:p>
          </table:table-cell>
          <table:table-cell office:value-type="float" office:value="11.664156129663205">
            <text:p>11.664156129663205</text:p>
          </table:table-cell>
          <table:table-cell office:value-type="float" office:value="14.425065824197429">
            <text:p>14.425065824197429</text:p>
          </table:table-cell>
          <table:table-cell office:value-type="float" office:value="15.143395550071723">
            <text:p>15.143395550071723</text:p>
          </table:table-cell>
          <table:table-cell office:value-type="float" office:value="15.42151798011312">
            <text:p>15.42151798011312</text:p>
          </table:table-cell>
          <table:table-cell office:value-type="float" office:value="15.03660588289921">
            <text:p>15.03660588289921</text:p>
          </table:table-cell>
          <table:table-cell office:value-type="float" office:value="14.832640407533548">
            <text:p>14.832640407533548</text:p>
          </table:table-cell>
          <table:table-cell office:value-type="float" office:value="15.372022824022928">
            <text:p>15.372022824022928</text:p>
          </table:table-cell>
          <table:table-cell office:value-type="float" office:value="15.909770976188417">
            <text:p>15.909770976188417</text:p>
          </table:table-cell>
          <table:table-cell office:value-type="float" office:value="15.40320542798438">
            <text:p>15.40320542798438</text:p>
          </table:table-cell>
          <table:table-cell office:value-type="float" office:value="15.123089298592465">
            <text:p>15.123089298592465</text:p>
          </table:table-cell>
          <table:table-cell office:value-type="float" office:value="15.300406390316214">
            <text:p>15.300406390316214</text:p>
          </table:table-cell>
          <table:table-cell office:value-type="float" office:value="14.80616851060164">
            <text:p>14.80616851060164</text:p>
          </table:table-cell>
          <table:table-cell office:value-type="float" office:value="15.469563778258644">
            <text:p>15.469563778258644</text:p>
          </table:table-cell>
          <table:table-cell office:value-type="float" office:value="14.927098946972654">
            <text:p>14.927098946972654</text:p>
          </table:table-cell>
          <table:table-cell office:value-type="float" office:value="14.066987604423446">
            <text:p>14.066987604423446</text:p>
          </table:table-cell>
          <table:table-cell office:value-type="float" office:value="14.239592096323792">
            <text:p>14.239592096323792</text:p>
          </table:table-cell>
          <table:table-cell office:value-type="float" office:value="13.823859343022072">
            <text:p>13.823859343022072</text:p>
          </table:table-cell>
          <table:table-cell office:value-type="float" office:value="12.203902386820086">
            <text:p>12.203902386820086</text:p>
          </table:table-cell>
          <table:table-cell office:value-type="float" office:value="11.80865106633256">
            <text:p>11.80865106633256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1.22605">
            <text:p>1.22605</text:p>
          </table:table-cell>
          <table:table-cell office:value-type="float" office:value="1.2033875">
            <text:p>1.2033875</text:p>
          </table:table-cell>
          <table:table-cell office:value-type="float" office:value="0.966945">
            <text:p>0.966945</text:p>
          </table:table-cell>
          <table:table-cell office:value-type="float" office:value="0.9306875">
            <text:p>0.9306875</text:p>
          </table:table-cell>
          <table:table-cell office:value-type="float" office:value="0.77182">
            <text:p>0.77182</text:p>
          </table:table-cell>
          <table:table-cell office:value-type="float" office:value="0.8093275">
            <text:p>0.8093275</text:p>
          </table:table-cell>
          <table:table-cell office:value-type="float" office:value="0.985805">
            <text:p>0.985805</text:p>
          </table:table-cell>
          <table:table-cell office:value-type="float" office:value="0.22895">
            <text:p>0.22895</text:p>
          </table:table-cell>
          <table:table-cell office:value-type="float" office:value="0.211405">
            <text:p>0.211405</text:p>
          </table:table-cell>
          <table:table-cell office:value-type="float" office:value="0.26644">
            <text:p>0.26644</text:p>
          </table:table-cell>
          <table:table-cell office:value-type="float" office:value="0.18027">
            <text:p>0.18027</text:p>
          </table:table-cell>
          <table:table-cell office:value-type="float" office:value="0.17397">
            <text:p>0.17397</text:p>
          </table:table-cell>
          <table:table-cell office:value-type="float" office:value="0.2106425">
            <text:p>0.2106425</text:p>
          </table:table-cell>
          <table:table-cell office:value-type="float" office:value="0.2260175">
            <text:p>0.2260175</text:p>
          </table:table-cell>
          <table:table-cell office:value-type="float" office:value="0.20832">
            <text:p>0.20832</text:p>
          </table:table-cell>
          <table:table-cell office:value-type="float" office:value="0.240635">
            <text:p>0.240635</text:p>
          </table:table-cell>
          <table:table-cell office:value-type="float" office:value="0.25052">
            <text:p>0.25052</text:p>
          </table:table-cell>
          <table:table-cell office:value-type="float" office:value="0.34607">
            <text:p>0.34607</text:p>
          </table:table-cell>
          <table:table-cell office:value-type="float" office:value="0.231755">
            <text:p>0.231755</text:p>
          </table:table-cell>
          <table:table-cell office:value-type="float" office:value="0.219355">
            <text:p>0.219355</text:p>
          </table:table-cell>
          <table:table-cell office:value-type="float" office:value="0.26773">
            <text:p>0.26773</text:p>
          </table:table-cell>
          <table:table-cell office:value-type="float" office:value="0.2545">
            <text:p>0.2545</text:p>
          </table:table-cell>
          <table:table-cell office:value-type="float" office:value="0.9512075">
            <text:p>0.9512075</text:p>
          </table:table-cell>
          <table:table-cell office:value-type="float" office:value="1.0747475">
            <text:p>1.0747475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-0.33681764121250013">
            <text:p>-0.33681764121250013</text:p>
          </table:table-cell>
          <table:table-cell office:value-type="float" office:value="-0.3149222587525296">
            <text:p>-0.3149222587525296</text:p>
          </table:table-cell>
          <table:table-cell office:value-type="float" office:value="-0.3058425918878152">
            <text:p>-0.3058425918878152</text:p>
          </table:table-cell>
          <table:table-cell office:value-type="float" office:value="-0.3012166363349509">
            <text:p>-0.3012166363349509</text:p>
          </table:table-cell>
          <table:table-cell office:value-type="float" office:value="-0.31798763840442695">
            <text:p>-0.31798763840442695</text:p>
          </table:table-cell>
          <table:table-cell office:value-type="float" office:value="-0.3694972493088142">
            <text:p>-0.3694972493088142</text:p>
          </table:table-cell>
          <table:table-cell office:value-type="float" office:value="-0.4852397335232288">
            <text:p>-0.4852397335232288</text:p>
          </table:table-cell>
          <table:table-cell office:value-type="float" office:value="-0.5764526210127178">
            <text:p>-0.5764526210127178</text:p>
          </table:table-cell>
          <table:table-cell office:value-type="float" office:value="-0.6278914479537173">
            <text:p>-0.6278914479537173</text:p>
          </table:table-cell>
          <table:table-cell office:value-type="float" office:value="-0.6510633240641756">
            <text:p>-0.6510633240641756</text:p>
          </table:table-cell>
          <table:table-cell office:value-type="float" office:value="-0.5932939827986824">
            <text:p>-0.5932939827986824</text:p>
          </table:table-cell>
          <table:table-cell office:value-type="float" office:value="-0.5927396552735084">
            <text:p>-0.5927396552735084</text:p>
          </table:table-cell>
          <table:table-cell office:value-type="float" office:value="-0.6175997403327939">
            <text:p>-0.6175997403327939</text:p>
          </table:table-cell>
          <table:table-cell office:value-type="float" office:value="-0.6066217644010918">
            <text:p>-0.6066217644010918</text:p>
          </table:table-cell>
          <table:table-cell office:value-type="float" office:value="-0.5798612490403234">
            <text:p>-0.5798612490403234</text:p>
          </table:table-cell>
          <table:table-cell office:value-type="float" office:value="-0.5668433961148583">
            <text:p>-0.5668433961148583</text:p>
          </table:table-cell>
          <table:table-cell office:value-type="float" office:value="-0.6202742254187819">
            <text:p>-0.6202742254187819</text:p>
          </table:table-cell>
          <table:table-cell office:value-type="float" office:value="-0.6815978093013854">
            <text:p>-0.6815978093013854</text:p>
          </table:table-cell>
          <table:table-cell office:value-type="float" office:value="-0.6642391926423483">
            <text:p>-0.6642391926423483</text:p>
          </table:table-cell>
          <table:table-cell office:value-type="float" office:value="-0.6264163414857205">
            <text:p>-0.6264163414857205</text:p>
          </table:table-cell>
          <table:table-cell office:value-type="float" office:value="-0.6212067527372707">
            <text:p>-0.6212067527372707</text:p>
          </table:table-cell>
          <table:table-cell office:value-type="float" office:value="-0.5712629718685233">
            <text:p>-0.5712629718685233</text:p>
          </table:table-cell>
          <table:table-cell office:value-type="float" office:value="-0.4769676043136676">
            <text:p>-0.4769676043136676</text:p>
          </table:table-cell>
          <table:table-cell office:value-type="float" office:value="-0.43438728106547">
            <text:p>-0.43438728106547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-0.6167711208701956">
            <text:p>-0.6167711208701956</text:p>
          </table:table-cell>
          <table:table-cell office:value-type="float" office:value="-0.6227101205756196">
            <text:p>-0.6227101205756196</text:p>
          </table:table-cell>
          <table:table-cell office:value-type="float" office:value="-0.6341547680962767">
            <text:p>-0.6341547680962767</text:p>
          </table:table-cell>
          <table:table-cell office:value-type="float" office:value="-0.6397887016469069">
            <text:p>-0.6397887016469069</text:p>
          </table:table-cell>
          <table:table-cell office:value-type="float" office:value="-0.6254610027378136">
            <text:p>-0.6254610027378136</text:p>
          </table:table-cell>
          <table:table-cell office:value-type="float" office:value="-0.5047582890484602">
            <text:p>-0.5047582890484602</text:p>
          </table:table-cell>
          <table:table-cell office:value-type="float" office:value="-0.3829887249455033">
            <text:p>-0.3829887249455033</text:p>
          </table:table-cell>
          <table:table-cell office:value-type="float" office:value="-0.3421965371080477">
            <text:p>-0.3421965371080477</text:p>
          </table:table-cell>
          <table:table-cell office:value-type="float" office:value="-0.24016006692373407">
            <text:p>-0.24016006692373407</text:p>
          </table:table-cell>
          <table:table-cell office:value-type="float" office:value="-0.15846408167999587">
            <text:p>-0.15846408167999587</text:p>
          </table:table-cell>
          <table:table-cell office:value-type="float" office:value="-0.3612726031175698">
            <text:p>-0.3612726031175698</text:p>
          </table:table-cell>
          <table:table-cell office:value-type="float" office:value="-0.34068027869084294">
            <text:p>-0.34068027869084294</text:p>
          </table:table-cell>
          <table:table-cell office:value-type="float" office:value="-0.38396658141343665">
            <text:p>-0.38396658141343665</text:p>
          </table:table-cell>
          <table:table-cell office:value-type="float" office:value="-0.38318123513454144">
            <text:p>-0.38318123513454144</text:p>
          </table:table-cell>
          <table:table-cell office:value-type="float" office:value="-0.42632900492740683">
            <text:p>-0.42632900492740683</text:p>
          </table:table-cell>
          <table:table-cell office:value-type="float" office:value="-0.4267331816846941">
            <text:p>-0.4267331816846941</text:p>
          </table:table-cell>
          <table:table-cell office:value-type="float" office:value="-0.36348371268666474">
            <text:p>-0.36348371268666474</text:p>
          </table:table-cell>
          <table:table-cell office:value-type="float" office:value="-0.24307692752658708">
            <text:p>-0.24307692752658708</text:p>
          </table:table-cell>
          <table:table-cell office:value-type="float" office:value="-0.33206209454916435">
            <text:p>-0.33206209454916435</text:p>
          </table:table-cell>
          <table:table-cell office:value-type="float" office:value="-0.39007038472195327">
            <text:p>-0.39007038472195327</text:p>
          </table:table-cell>
          <table:table-cell office:value-type="float" office:value="-0.4190642010280747">
            <text:p>-0.4190642010280747</text:p>
          </table:table-cell>
          <table:table-cell office:value-type="float" office:value="-0.42914642858399793">
            <text:p>-0.42914642858399793</text:p>
          </table:table-cell>
          <table:table-cell office:value-type="float" office:value="-0.4633965987005952">
            <text:p>-0.4633965987005952</text:p>
          </table:table-cell>
          <table:table-cell office:value-type="float" office:value="-0.49151088591623215">
            <text:p>-0.49151088591623215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-0.1061933676983447">
            <text:p>-0.1061933676983447</text:p>
          </table:table-cell>
          <table:table-cell office:value-type="float" office:value="0.17769146055713492">
            <text:p>0.17769146055713492</text:p>
          </table:table-cell>
          <table:table-cell office:value-type="float" office:value="0.3615979179968897">
            <text:p>0.3615979179968897</text:p>
          </table:table-cell>
          <table:table-cell office:value-type="float" office:value="0.30938905519359894">
            <text:p>0.30938905519359894</text:p>
          </table:table-cell>
          <table:table-cell office:value-type="float" office:value="0.234408552895459">
            <text:p>0.234408552895459</text:p>
          </table:table-cell>
          <table:table-cell office:value-type="float" office:value="-0.23677737059520032">
            <text:p>-0.23677737059520032</text:p>
          </table:table-cell>
          <table:table-cell office:value-type="float" office:value="-0.007998005026247644">
            <text:p>-0.007998005026247644</text:p>
          </table:table-cell>
          <table:table-cell office:value-type="float" office:value="0.2552169718066248">
            <text:p>0.2552169718066248</text:p>
          </table:table-cell>
          <table:table-cell office:value-type="float" office:value="0.556414437230457">
            <text:p>0.556414437230457</text:p>
          </table:table-cell>
          <table:table-cell office:value-type="float" office:value="0.6658229733338203">
            <text:p>0.6658229733338203</text:p>
          </table:table-cell>
          <table:table-cell office:value-type="float" office:value="0.31378082203464314">
            <text:p>0.31378082203464314</text:p>
          </table:table-cell>
          <table:table-cell office:value-type="float" office:value="-0.0008166838440965683">
            <text:p>-0.0008166838440965683</text:p>
          </table:table-cell>
          <table:table-cell office:value-type="float" office:value="1.0018635181558755">
            <text:p>1.0018635181558755</text:p>
          </table:table-cell>
          <table:table-cell office:value-type="float" office:value="1.137898673137937">
            <text:p>1.137898673137937</text:p>
          </table:table-cell>
          <table:table-cell office:value-type="float" office:value="1.0751447595266859">
            <text:p>1.0751447595266859</text:p>
          </table:table-cell>
          <table:table-cell office:value-type="float" office:value="1.2396699740049753">
            <text:p>1.2396699740049753</text:p>
          </table:table-cell>
          <table:table-cell office:value-type="float" office:value="0.6794393558724288">
            <text:p>0.6794393558724288</text:p>
          </table:table-cell>
          <table:table-cell office:value-type="float" office:value="0.9506170767899311">
            <text:p>0.9506170767899311</text:p>
          </table:table-cell>
          <table:table-cell office:value-type="float" office:value="1.0062019435470455">
            <text:p>1.0062019435470455</text:p>
          </table:table-cell>
          <table:table-cell office:value-type="float" office:value="0.8969073332586733">
            <text:p>0.8969073332586733</text:p>
          </table:table-cell>
          <table:table-cell office:value-type="float" office:value="1.0139722467766707">
            <text:p>1.0139722467766707</text:p>
          </table:table-cell>
          <table:table-cell office:value-type="float" office:value="1.2989683045853202">
            <text:p>1.2989683045853202</text:p>
          </table:table-cell>
          <table:table-cell office:value-type="float" office:value="1.3391411981120744">
            <text:p>1.3391411981120744</text:p>
          </table:table-cell>
          <table:table-cell office:value-type="float" office:value="0.91182692780524">
            <text:p>0.91182692780524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.27494361329556766">
            <text:p>0.27494361329556766</text:p>
          </table:table-cell>
          <table:table-cell office:value-type="float" office:value="0.22236525918371977">
            <text:p>0.22236525918371977</text:p>
          </table:table-cell>
          <table:table-cell office:value-type="float" office:value="0.3173679768567992">
            <text:p>0.3173679768567992</text:p>
          </table:table-cell>
          <table:table-cell office:value-type="float" office:value="0.39768362586291295">
            <text:p>0.39768362586291295</text:p>
          </table:table-cell>
          <table:table-cell office:value-type="float" office:value="0.41527130321306027">
            <text:p>0.41527130321306027</text:p>
          </table:table-cell>
          <table:table-cell office:value-type="float" office:value="0.5062883518070723">
            <text:p>0.5062883518070723</text:p>
          </table:table-cell>
          <table:table-cell office:value-type="float" office:value="1.8515743222976937">
            <text:p>1.8515743222976937</text:p>
          </table:table-cell>
          <table:table-cell office:value-type="float" office:value="2.3178872268167354">
            <text:p>2.3178872268167354</text:p>
          </table:table-cell>
          <table:table-cell office:value-type="float" office:value="2.48178737982052">
            <text:p>2.48178737982052</text:p>
          </table:table-cell>
          <table:table-cell office:value-type="float" office:value="2.32133181792763">
            <text:p>2.32133181792763</text:p>
          </table:table-cell>
          <table:table-cell office:value-type="float" office:value="2.1264317808383773">
            <text:p>2.1264317808383773</text:p>
          </table:table-cell>
          <table:table-cell office:value-type="float" office:value="2.4370044645755855">
            <text:p>2.4370044645755855</text:p>
          </table:table-cell>
          <table:table-cell office:value-type="float" office:value="2.7544729553130827">
            <text:p>2.7544729553130827</text:p>
          </table:table-cell>
          <table:table-cell office:value-type="float" office:value="2.442809075917141">
            <text:p>2.442809075917141</text:p>
          </table:table-cell>
          <table:table-cell office:value-type="float" office:value="2.4023744955812076">
            <text:p>2.4023744955812076</text:p>
          </table:table-cell>
          <table:table-cell office:value-type="float" office:value="2.39784171117425">
            <text:p>2.39784171117425</text:p>
          </table:table-cell>
          <table:table-cell office:value-type="float" office:value="2.1608790299567717">
            <text:p>2.1608790299567717</text:p>
          </table:table-cell>
          <table:table-cell office:value-type="float" office:value="2.233762852322835">
            <text:p>2.233762852322835</text:p>
          </table:table-cell>
          <table:table-cell office:value-type="float" office:value="1.931530014127152">
            <text:p>1.931530014127152</text:p>
          </table:table-cell>
          <table:table-cell office:value-type="float" office:value="1.4581393333225054">
            <text:p>1.4581393333225054</text:p>
          </table:table-cell>
          <table:table-cell office:value-type="float" office:value="1.5997413303872368">
            <text:p>1.5997413303872368</text:p>
          </table:table-cell>
          <table:table-cell office:value-type="float" office:value="1.3979477707040748">
            <text:p>1.3979477707040748</text:p>
          </table:table-cell>
          <table:table-cell office:value-type="float" office:value="0.6148958190388871">
            <text:p>0.6148958190388871</text:p>
          </table:table-cell>
          <table:table-cell office:value-type="float" office:value="0.4350322668895334">
            <text:p>0.4350322668895334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.2619947168083867">
            <text:p>0.2619947168083867</text:p>
          </table:table-cell>
          <table:table-cell office:value-type="float" office:value="0.26817152321791676">
            <text:p>0.26817152321791676</text:p>
          </table:table-cell>
          <table:table-cell office:value-type="float" office:value="0.27145085384444273">
            <text:p>0.27145085384444273</text:p>
          </table:table-cell>
          <table:table-cell office:value-type="float" office:value="0.2730483718600039">
            <text:p>0.2730483718600039</text:p>
          </table:table-cell>
          <table:table-cell office:value-type="float" office:value="0.26817667944945905">
            <text:p>0.26817667944945905</text:p>
          </table:table-cell>
          <table:table-cell office:value-type="float" office:value="0.2608262755796493">
            <text:p>0.2608262755796493</text:p>
          </table:table-cell>
          <table:table-cell office:value-type="float" office:value="0.23115199988182855">
            <text:p>0.23115199988182855</text:p>
          </table:table-cell>
          <table:table-cell office:value-type="float" office:value="0.1837443343412252">
            <text:p>0.1837443343412252</text:p>
          </table:table-cell>
          <table:table-cell office:value-type="float" office:value="0.14867814163149376">
            <text:p>0.14867814163149376</text:p>
          </table:table-cell>
          <table:table-cell office:value-type="float" office:value="0.12808441392656236">
            <text:p>0.12808441392656236</text:p>
          </table:table-cell>
          <table:table-cell office:value-type="float" office:value="0.16831042796004733">
            <text:p>0.16831042796004733</text:p>
          </table:table-cell>
          <table:table-cell office:value-type="float" office:value="0.1660323526496562">
            <text:p>0.1660323526496562</text:p>
          </table:table-cell>
          <table:table-cell office:value-type="float" office:value="0.1461428095283941">
            <text:p>0.1461428095283941</text:p>
          </table:table-cell>
          <table:table-cell office:value-type="float" office:value="0.12435815550907565">
            <text:p>0.12435815550907565</text:p>
          </table:table-cell>
          <table:table-cell office:value-type="float" office:value="0.16753500253171444">
            <text:p>0.16753500253171444</text:p>
          </table:table-cell>
          <table:table-cell office:value-type="float" office:value="0.2025347516501793">
            <text:p>0.2025347516501793</text:p>
          </table:table-cell>
          <table:table-cell office:value-type="float" office:value="0.19420388056228816">
            <text:p>0.19420388056228816</text:p>
          </table:table-cell>
          <table:table-cell office:value-type="float" office:value="0.20616026774633006">
            <text:p>0.20616026774633006</text:p>
          </table:table-cell>
          <table:table-cell office:value-type="float" office:value="0.21309056928294978">
            <text:p>0.21309056928294978</text:p>
          </table:table-cell>
          <table:table-cell office:value-type="float" office:value="0.23131559601297763">
            <text:p>0.23131559601297763</text:p>
          </table:table-cell>
          <table:table-cell office:value-type="float" office:value="0.23251419140592444">
            <text:p>0.23251419140592444</text:p>
          </table:table-cell>
          <table:table-cell office:value-type="float" office:value="0.2505017377756148">
            <text:p>0.2505017377756148</text:p>
          </table:table-cell>
          <table:table-cell office:value-type="float" office:value="0.2618121601042878">
            <text:p>0.2618121601042878</text:p>
          </table:table-cell>
          <table:table-cell office:value-type="float" office:value="0.2591679270856397">
            <text:p>0.2591679270856397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75">
            <text:p>6.875</text:p>
          </table:table-cell>
          <table:table-cell office:value-type="float" office:value="-0.7749153677405641">
            <text:p>-0.77491536774056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3.75">
            <text:p>13.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75">
            <text:p>6.875</text:p>
          </table:table-cell>
          <table:table-cell office:value-type="float" office:value="-0.7749153677405641">
            <text:p>-0.77491536774056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3.75">
            <text:p>13.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75">
            <text:p>6.875</text:p>
          </table:table-cell>
          <table:table-cell office:value-type="float" office:value="-0.7749153677405641">
            <text:p>-0.77491536774056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3.75">
            <text:p>13.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75">
            <text:p>6.875</text:p>
          </table:table-cell>
          <table:table-cell office:value-type="float" office:value="-0.7749153677405641">
            <text:p>-0.77491536774056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3.75">
            <text:p>13.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0.015">
            <text:p>0.0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8133027523819545">
            <text:p>0.8133027523819545</text:p>
          </table:table-cell>
          <table:table-cell office:value-type="float" office:value="1.1133027523819545">
            <text:p>1.11330275238195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0.015">
            <text:p>0.0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8133027523819545">
            <text:p>0.8133027523819545</text:p>
          </table:table-cell>
          <table:table-cell office:value-type="float" office:value="1.1133027523819545">
            <text:p>1.11330275238195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.0759570981818183">
            <text:p>1.0759570981818183</text:p>
          </table:table-cell>
          <table:table-cell office:value-type="float" office:value="1.0767929518181818">
            <text:p>1.0767929518181818</text:p>
          </table:table-cell>
          <table:table-cell office:value-type="float" office:value="1.0829508527272727">
            <text:p>1.0829508527272727</text:p>
          </table:table-cell>
          <table:table-cell office:value-type="float" office:value="1.0831576345454546">
            <text:p>1.0831576345454546</text:p>
          </table:table-cell>
          <table:table-cell office:value-type="float" office:value="1.079444621818182">
            <text:p>1.079444621818182</text:p>
          </table:table-cell>
          <table:table-cell office:value-type="float" office:value="1.0791475854545454">
            <text:p>1.0791475854545454</text:p>
          </table:table-cell>
          <table:table-cell office:value-type="float" office:value="1.07631379">
            <text:p>1.07631379</text:p>
          </table:table-cell>
          <table:table-cell office:value-type="float" office:value="1.0787749827272728">
            <text:p>1.0787749827272728</text:p>
          </table:table-cell>
          <table:table-cell office:value-type="float" office:value="1.077119948181818">
            <text:p>1.077119948181818</text:p>
          </table:table-cell>
          <table:table-cell office:value-type="float" office:value="1.0763658363636364">
            <text:p>1.0763658363636364</text:p>
          </table:table-cell>
          <table:table-cell office:value-type="float" office:value="1.0762710181818183">
            <text:p>1.0762710181818183</text:p>
          </table:table-cell>
          <table:table-cell office:value-type="float" office:value="1.0736723354545454">
            <text:p>1.0736723354545454</text:p>
          </table:table-cell>
          <table:table-cell office:value-type="float" office:value="1.0765837545454544">
            <text:p>1.0765837545454544</text:p>
          </table:table-cell>
          <table:table-cell office:value-type="float" office:value="1.0747235354545455">
            <text:p>1.0747235354545455</text:p>
          </table:table-cell>
          <table:table-cell office:value-type="float" office:value="1.0742990809090909">
            <text:p>1.0742990809090909</text:p>
          </table:table-cell>
          <table:table-cell office:value-type="float" office:value="1.0790087081818183">
            <text:p>1.0790087081818183</text:p>
          </table:table-cell>
          <table:table-cell office:value-type="float" office:value="1.075731958181818">
            <text:p>1.075731958181818</text:p>
          </table:table-cell>
          <table:table-cell office:value-type="float" office:value="1.0726091472727273">
            <text:p>1.0726091472727273</text:p>
          </table:table-cell>
          <table:table-cell office:value-type="float" office:value="1.0713061527272727">
            <text:p>1.0713061527272727</text:p>
          </table:table-cell>
          <table:table-cell office:value-type="float" office:value="1.0653823936363636">
            <text:p>1.0653823936363636</text:p>
          </table:table-cell>
          <table:table-cell office:value-type="float" office:value="1.0656775009090909">
            <text:p>1.0656775009090909</text:p>
          </table:table-cell>
          <table:table-cell office:value-type="float" office:value="1.0613260581818182">
            <text:p>1.0613260581818182</text:p>
          </table:table-cell>
          <table:table-cell office:value-type="float" office:value="1.0621204527272727">
            <text:p>1.0621204527272727</text:p>
          </table:table-cell>
          <table:table-cell office:value-type="float" office:value="1.053623440909091">
            <text:p>1.053623440909091</text:p>
          </table:table-cell>
          <table:table-cell office:value-type="float" office:value="1.0482842572727271">
            <text:p>1.0482842572727271</text:p>
          </table:table-cell>
          <table:table-cell office:value-type="float" office:value="1.0394717881818183">
            <text:p>1.0394717881818183</text:p>
          </table:table-cell>
          <table:table-cell office:value-type="float" office:value="1.0347112927272728">
            <text:p>1.0347112927272728</text:p>
          </table:table-cell>
          <table:table-cell office:value-type="float" office:value="1.033829609090909">
            <text:p>1.033829609090909</text:p>
          </table:table-cell>
          <table:table-cell office:value-type="float" office:value="1.025154569090909">
            <text:p>1.025154569090909</text:p>
          </table:table-cell>
          <table:table-cell office:value-type="float" office:value="1.0249644472727273">
            <text:p>1.0249644472727273</text:p>
          </table:table-cell>
          <table:table-cell office:value-type="float" office:value="1.0214046245454544">
            <text:p>1.0214046245454544</text:p>
          </table:table-cell>
          <table:table-cell office:value-type="float" office:value="1.0164220800000001">
            <text:p>1.0164220800000001</text:p>
          </table:table-cell>
          <table:table-cell office:value-type="float" office:value="1.0142840245454545">
            <text:p>1.0142840245454545</text:p>
          </table:table-cell>
          <table:table-cell office:value-type="float" office:value="1.0204556636363638">
            <text:p>1.0204556636363638</text:p>
          </table:table-cell>
          <table:table-cell office:value-type="float" office:value="1.0146103154545454">
            <text:p>1.0146103154545454</text:p>
          </table:table-cell>
          <table:table-cell office:value-type="float" office:value="1.0181535454545454">
            <text:p>1.0181535454545454</text:p>
          </table:table-cell>
          <table:table-cell office:value-type="float" office:value="1.0164150972727273">
            <text:p>1.0164150972727273</text:p>
          </table:table-cell>
          <table:table-cell office:value-type="float" office:value="1.017369779090909">
            <text:p>1.017369779090909</text:p>
          </table:table-cell>
          <table:table-cell office:value-type="float" office:value="1.0214541872727272">
            <text:p>1.0214541872727272</text:p>
          </table:table-cell>
          <table:table-cell office:value-type="float" office:value="1.0205855436363636">
            <text:p>1.0205855436363636</text:p>
          </table:table-cell>
          <table:table-cell office:value-type="float" office:value="1.0315403245454546">
            <text:p>1.0315403245454546</text:p>
          </table:table-cell>
          <table:table-cell office:value-type="float" office:value="1.0326636827272728">
            <text:p>1.0326636827272728</text:p>
          </table:table-cell>
          <table:table-cell office:value-type="float" office:value="1.0286642872727274">
            <text:p>1.0286642872727274</text:p>
          </table:table-cell>
          <table:table-cell office:value-type="float" office:value="1.0221864018181819">
            <text:p>1.0221864018181819</text:p>
          </table:table-cell>
          <table:table-cell office:value-type="float" office:value="1.020733730909091">
            <text:p>1.020733730909091</text:p>
          </table:table-cell>
          <table:table-cell office:value-type="float" office:value="1.017981200909091">
            <text:p>1.017981200909091</text:p>
          </table:table-cell>
          <table:table-cell office:value-type="float" office:value="1.0185363518181818">
            <text:p>1.0185363518181818</text:p>
          </table:table-cell>
          <table:table-cell office:value-type="float" office:value="1.0180919354545455">
            <text:p>1.0180919354545455</text:p>
          </table:table-cell>
          <table:table-cell office:value-type="float" office:value="1.0227458245454546">
            <text:p>1.0227458245454546</text:p>
          </table:table-cell>
          <table:table-cell office:value-type="float" office:value="1.0243782072727272">
            <text:p>1.0243782072727272</text:p>
          </table:table-cell>
          <table:table-cell office:value-type="float" office:value="1.0215705736363636">
            <text:p>1.0215705736363636</text:p>
          </table:table-cell>
          <table:table-cell office:value-type="float" office:value="1.0304751945454547">
            <text:p>1.0304751945454547</text:p>
          </table:table-cell>
          <table:table-cell office:value-type="float" office:value="1.0311003781818182">
            <text:p>1.0311003781818182</text:p>
          </table:table-cell>
          <table:table-cell office:value-type="float" office:value="1.0287826318181819">
            <text:p>1.0287826318181819</text:p>
          </table:table-cell>
          <table:table-cell office:value-type="float" office:value="1.0317610281818181">
            <text:p>1.0317610281818181</text:p>
          </table:table-cell>
          <table:table-cell office:value-type="float" office:value="1.0316833963636363">
            <text:p>1.0316833963636363</text:p>
          </table:table-cell>
          <table:table-cell office:value-type="float" office:value="1.0408346945454545">
            <text:p>1.0408346945454545</text:p>
          </table:table-cell>
          <table:table-cell office:value-type="float" office:value="1.0413815281818182">
            <text:p>1.0413815281818182</text:p>
          </table:table-cell>
          <table:table-cell office:value-type="float" office:value="1.0415915718181818">
            <text:p>1.0415915718181818</text:p>
          </table:table-cell>
          <table:table-cell office:value-type="float" office:value="1.0387674172727273">
            <text:p>1.0387674172727273</text:p>
          </table:table-cell>
          <table:table-cell office:value-type="float" office:value="1.0447708272727272">
            <text:p>1.0447708272727272</text:p>
          </table:table-cell>
          <table:table-cell office:value-type="float" office:value="1.0433926972727272">
            <text:p>1.0433926972727272</text:p>
          </table:table-cell>
          <table:table-cell office:value-type="float" office:value="1.0476761472727274">
            <text:p>1.0476761472727274</text:p>
          </table:table-cell>
          <table:table-cell office:value-type="float" office:value="1.0444072763636363">
            <text:p>1.0444072763636363</text:p>
          </table:table-cell>
          <table:table-cell office:value-type="float" office:value="1.041477439090909">
            <text:p>1.041477439090909</text:p>
          </table:table-cell>
          <table:table-cell office:value-type="float" office:value="1.0333126972727273">
            <text:p>1.0333126972727273</text:p>
          </table:table-cell>
          <table:table-cell office:value-type="float" office:value="1.0403445127272728">
            <text:p>1.0403445127272728</text:p>
          </table:table-cell>
          <table:table-cell office:value-type="float" office:value="1.0329449963636363">
            <text:p>1.0329449963636363</text:p>
          </table:table-cell>
          <table:table-cell office:value-type="float" office:value="1.0235167154545455">
            <text:p>1.0235167154545455</text:p>
          </table:table-cell>
          <table:table-cell office:value-type="float" office:value="1.0201725827272727">
            <text:p>1.0201725827272727</text:p>
          </table:table-cell>
          <table:table-cell office:value-type="float" office:value="1.0194326281818182">
            <text:p>1.0194326281818182</text:p>
          </table:table-cell>
          <table:table-cell office:value-type="float" office:value="1.0217967918181818">
            <text:p>1.0217967918181818</text:p>
          </table:table-cell>
          <table:table-cell office:value-type="float" office:value="1.0205773645454546">
            <text:p>1.0205773645454546</text:p>
          </table:table-cell>
          <table:table-cell office:value-type="float" office:value="1.0244072436363636">
            <text:p>1.0244072436363636</text:p>
          </table:table-cell>
          <table:table-cell office:value-type="float" office:value="1.0293867745454546">
            <text:p>1.0293867745454546</text:p>
          </table:table-cell>
          <table:table-cell office:value-type="float" office:value="1.0307583672727274">
            <text:p>1.0307583672727274</text:p>
          </table:table-cell>
          <table:table-cell office:value-type="float" office:value="1.02684764">
            <text:p>1.02684764</text:p>
          </table:table-cell>
          <table:table-cell office:value-type="float" office:value="1.032839690909091">
            <text:p>1.032839690909091</text:p>
          </table:table-cell>
          <table:table-cell office:value-type="float" office:value="1.0317285490909092">
            <text:p>1.0317285490909092</text:p>
          </table:table-cell>
          <table:table-cell office:value-type="float" office:value="1.03387768">
            <text:p>1.03387768</text:p>
          </table:table-cell>
          <table:table-cell office:value-type="float" office:value="1.0353839554545454">
            <text:p>1.0353839554545454</text:p>
          </table:table-cell>
          <table:table-cell office:value-type="float" office:value="1.035704859090909">
            <text:p>1.035704859090909</text:p>
          </table:table-cell>
          <table:table-cell office:value-type="float" office:value="1.0440728672727273">
            <text:p>1.0440728672727273</text:p>
          </table:table-cell>
          <table:table-cell office:value-type="float" office:value="1.0429231063636364">
            <text:p>1.0429231063636364</text:p>
          </table:table-cell>
          <table:table-cell office:value-type="float" office:value="1.0467354872727272">
            <text:p>1.0467354872727272</text:p>
          </table:table-cell>
          <table:table-cell office:value-type="float" office:value="1.0518380654545454">
            <text:p>1.0518380654545454</text:p>
          </table:table-cell>
          <table:table-cell office:value-type="float" office:value="1.0517791300000001">
            <text:p>1.0517791300000001</text:p>
          </table:table-cell>
          <table:table-cell office:value-type="float" office:value="1.0522682136363637">
            <text:p>1.0522682136363637</text:p>
          </table:table-cell>
          <table:table-cell office:value-type="float" office:value="1.0637444927272728">
            <text:p>1.0637444927272728</text:p>
          </table:table-cell>
          <table:table-cell office:value-type="float" office:value="1.0651387272727273">
            <text:p>1.0651387272727273</text:p>
          </table:table-cell>
          <table:table-cell office:value-type="float" office:value="1.0617196436363636">
            <text:p>1.0617196436363636</text:p>
          </table:table-cell>
          <table:table-cell office:value-type="float" office:value="1.0657617436363638">
            <text:p>1.0657617436363638</text:p>
          </table:table-cell>
          <table:table-cell office:value-type="float" office:value="1.0698389863636364">
            <text:p>1.0698389863636364</text:p>
          </table:table-cell>
          <table:table-cell office:value-type="float" office:value="1.06291578">
            <text:p>1.06291578</text:p>
          </table:table-cell>
          <table:table-cell office:value-type="float" office:value="1.0610892363636364">
            <text:p>1.0610892363636364</text:p>
          </table:table-cell>
          <table:table-cell office:value-type="float" office:value="1.0656471781818182">
            <text:p>1.0656471781818182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.0247264769089892">
            <text:p>1.0247264769089892</text:p>
          </table:table-cell>
          <table:table-cell office:value-type="float" office:value="1.0255225322103108">
            <text:p>1.0255225322103108</text:p>
          </table:table-cell>
          <table:table-cell office:value-type="float" office:value="1.0313872308255163">
            <text:p>1.0313872308255163</text:p>
          </table:table-cell>
          <table:table-cell office:value-type="float" office:value="1.0315841669342072">
            <text:p>1.0315841669342072</text:p>
          </table:table-cell>
          <table:table-cell office:value-type="float" office:value="1.028047945594931">
            <text:p>1.028047945594931</text:p>
          </table:table-cell>
          <table:table-cell office:value-type="float" office:value="1.0277650523207127">
            <text:p>1.0277650523207127</text:p>
          </table:table-cell>
          <table:table-cell office:value-type="float" office:value="1.02506618520294">
            <text:p>1.02506618520294</text:p>
          </table:table-cell>
          <table:table-cell office:value-type="float" office:value="1.0274101906996964">
            <text:p>1.0274101906996964</text:p>
          </table:table-cell>
          <table:table-cell office:value-type="float" office:value="1.025833958969089">
            <text:p>1.025833958969089</text:p>
          </table:table-cell>
          <table:table-cell office:value-type="float" office:value="1.0251157534310182">
            <text:p>1.0251157534310182</text:p>
          </table:table-cell>
          <table:table-cell office:value-type="float" office:value="1.0250254499221092">
            <text:p>1.0250254499221092</text:p>
          </table:table-cell>
          <table:table-cell office:value-type="float" office:value="1.0225505008742126">
            <text:p>1.0225505008742126</text:p>
          </table:table-cell>
          <table:table-cell office:value-type="float" office:value="1.025323295656527">
            <text:p>1.025323295656527</text:p>
          </table:table-cell>
          <table:table-cell office:value-type="float" office:value="1.0235516490374126">
            <text:p>1.0235516490374126</text:p>
          </table:table-cell>
          <table:table-cell office:value-type="float" office:value="1.0231474044706854">
            <text:p>1.0231474044706854</text:p>
          </table:table-cell>
          <table:table-cell office:value-type="float" office:value="1.0276327875504492">
            <text:p>1.0276327875504492</text:p>
          </table:table-cell>
          <table:table-cell office:value-type="float" office:value="1.024512056724949">
            <text:p>1.024512056724949</text:p>
          </table:table-cell>
          <table:table-cell office:value-type="float" office:value="1.0215379353344836">
            <text:p>1.0215379353344836</text:p>
          </table:table-cell>
          <table:table-cell office:value-type="float" office:value="1.0202969815713163">
            <text:p>1.0202969815713163</text:p>
          </table:table-cell>
          <table:table-cell office:value-type="float" office:value="1.0146552763457617">
            <text:p>1.0146552763457617</text:p>
          </table:table-cell>
          <table:table-cell office:value-type="float" office:value="1.0149363323808054">
            <text:p>1.0149363323808054</text:p>
          </table:table-cell>
          <table:table-cell office:value-type="float" office:value="1.010792079247549">
            <text:p>1.010792079247549</text:p>
          </table:table-cell>
          <table:table-cell office:value-type="float" office:value="1.0115486494911163">
            <text:p>1.0115486494911163</text:p>
          </table:table-cell>
          <table:table-cell office:value-type="float" office:value="1.0034562143936454">
            <text:p>1.0034562143936454</text:p>
          </table:table-cell>
          <table:table-cell office:value-type="float" office:value="0.9983712506469434">
            <text:p>0.9983712506469434</text:p>
          </table:table-cell>
          <table:table-cell office:value-type="float" office:value="0.9899783784593291">
            <text:p>0.9899783784593291</text:p>
          </table:table-cell>
          <table:table-cell office:value-type="float" office:value="0.9854445492353564">
            <text:p>0.9854445492353564</text:p>
          </table:table-cell>
          <table:table-cell office:value-type="float" office:value="0.9846048460836544">
            <text:p>0.9846048460836544</text:p>
          </table:table-cell>
          <table:table-cell office:value-type="float" office:value="0.9763428594382144">
            <text:p>0.9763428594382144</text:p>
          </table:table-cell>
          <table:table-cell office:value-type="float" office:value="0.9761617900802836">
            <text:p>0.9761617900802836</text:p>
          </table:table-cell>
          <table:table-cell office:value-type="float" office:value="0.9727714647523471">
            <text:p>0.9727714647523471</text:p>
          </table:table-cell>
          <table:table-cell office:value-type="float" office:value="0.96802615908288">
            <text:p>0.96802615908288</text:p>
          </table:table-cell>
          <table:table-cell office:value-type="float" office:value="0.9659899050007472">
            <text:p>0.9659899050007472</text:p>
          </table:table-cell>
          <table:table-cell office:value-type="float" office:value="0.9718676876679819">
            <text:p>0.9718676876679819</text:p>
          </table:table-cell>
          <table:table-cell office:value-type="float" office:value="0.9663006598944927">
            <text:p>0.9663006598944927</text:p>
          </table:table-cell>
          <table:table-cell office:value-type="float" office:value="0.9696751825412726">
            <text:p>0.9696751825412726</text:p>
          </table:table-cell>
          <table:table-cell office:value-type="float" office:value="0.9680195088311836">
            <text:p>0.9680195088311836</text:p>
          </table:table-cell>
          <table:table-cell office:value-type="float" office:value="0.9689287344292745">
            <text:p>0.9689287344292745</text:p>
          </table:table-cell>
          <table:table-cell office:value-type="float" office:value="0.9728186675999235">
            <text:p>0.9728186675999235</text:p>
          </table:table-cell>
          <table:table-cell office:value-type="float" office:value="0.9719913835616617">
            <text:p>0.9719913835616617</text:p>
          </table:table-cell>
          <table:table-cell office:value-type="float" office:value="0.9824245635325473">
            <text:p>0.9824245635325473</text:p>
          </table:table-cell>
          <table:table-cell office:value-type="float" office:value="0.9834944341378964">
            <text:p>0.9834944341378964</text:p>
          </table:table-cell>
          <table:table-cell office:value-type="float" office:value="0.9796854658985237">
            <text:p>0.9796854658985237</text:p>
          </table:table-cell>
          <table:table-cell office:value-type="float" office:value="0.973516018482011">
            <text:p>0.973516018482011</text:p>
          </table:table-cell>
          <table:table-cell office:value-type="float" office:value="0.9721325150455854">
            <text:p>0.9721325150455854</text:p>
          </table:table-cell>
          <table:table-cell office:value-type="float" office:value="0.9695110440090055">
            <text:p>0.9695110440090055</text:p>
          </table:table-cell>
          <table:table-cell office:value-type="float" office:value="0.9700397619627108">
            <text:p>0.9700397619627108</text:p>
          </table:table-cell>
          <table:table-cell office:value-type="float" office:value="0.9696165060398126">
            <text:p>0.9696165060398126</text:p>
          </table:table-cell>
          <table:table-cell office:value-type="float" office:value="0.9740488048555472">
            <text:p>0.9740488048555472</text:p>
          </table:table-cell>
          <table:table-cell office:value-type="float" office:value="0.9756034633116435">
            <text:p>0.9756034633116435</text:p>
          </table:table-cell>
          <table:table-cell office:value-type="float" office:value="0.9729295123432418">
            <text:p>0.9729295123432418</text:p>
          </table:table-cell>
          <table:table-cell office:value-type="float" office:value="0.9814101486323673">
            <text:p>0.9814101486323673</text:p>
          </table:table-cell>
          <table:table-cell office:value-type="float" office:value="0.9820055647750691">
            <text:p>0.9820055647750691</text:p>
          </table:table-cell>
          <table:table-cell office:value-type="float" office:value="0.9797981755867909">
            <text:p>0.9797981755867909</text:p>
          </table:table-cell>
          <table:table-cell office:value-type="float" office:value="0.982634758585969">
            <text:p>0.982634758585969</text:p>
          </table:table-cell>
          <table:table-cell office:value-type="float" office:value="0.982560823129178">
            <text:p>0.982560823129178</text:p>
          </table:table-cell>
          <table:table-cell office:value-type="float" office:value="0.9912763913993672">
            <text:p>0.9912763913993672</text:p>
          </table:table-cell>
          <table:table-cell office:value-type="float" office:value="0.991797188098969">
            <text:p>0.991797188098969</text:p>
          </table:table-cell>
          <table:table-cell office:value-type="float" office:value="0.9919972307176309">
            <text:p>0.9919972307176309</text:p>
          </table:table-cell>
          <table:table-cell office:value-type="float" office:value="0.9893075454667035">
            <text:p>0.9893075454667035</text:p>
          </table:table-cell>
          <table:table-cell office:value-type="float" office:value="0.9950251091029635">
            <text:p>0.9950251091029635</text:p>
          </table:table-cell>
          <table:table-cell office:value-type="float" office:value="0.9937125973847836">
            <text:p>0.9937125973847836</text:p>
          </table:table-cell>
          <table:table-cell office:value-type="float" office:value="0.9977920951964837">
            <text:p>0.9977920951964837</text:p>
          </table:table-cell>
          <table:table-cell office:value-type="float" office:value="0.994678868306858">
            <text:p>0.994678868306858</text:p>
          </table:table-cell>
          <table:table-cell office:value-type="float" office:value="0.9918885323060344">
            <text:p>0.9918885323060344</text:p>
          </table:table-cell>
          <table:table-cell office:value-type="float" office:value="0.9841125465047836">
            <text:p>0.9841125465047836</text:p>
          </table:table-cell>
          <table:table-cell office:value-type="float" office:value="0.9908095490982763">
            <text:p>0.9908095490982763</text:p>
          </table:table-cell>
          <table:table-cell office:value-type="float" office:value="0.9837623533067781">
            <text:p>0.9837623533067781</text:p>
          </table:table-cell>
          <table:table-cell office:value-type="float" office:value="0.9747829905648927">
            <text:p>0.9747829905648927</text:p>
          </table:table-cell>
          <table:table-cell office:value-type="float" office:value="0.9715980853732963">
            <text:p>0.9715980853732963</text:p>
          </table:table-cell>
          <table:table-cell office:value-type="float" office:value="0.9708933630235691">
            <text:p>0.9708933630235691</text:p>
          </table:table-cell>
          <table:table-cell office:value-type="float" office:value="0.9731449593725509">
            <text:p>0.9731449593725509</text:p>
          </table:table-cell>
          <table:table-cell office:value-type="float" office:value="0.9719835939099872">
            <text:p>0.9719835939099872</text:p>
          </table:table-cell>
          <table:table-cell office:value-type="float" office:value="0.9756311171378618">
            <text:p>0.9756311171378618</text:p>
          </table:table-cell>
          <table:table-cell office:value-type="float" office:value="0.9803735526622472">
            <text:p>0.9803735526622472</text:p>
          </table:table-cell>
          <table:table-cell office:value-type="float" office:value="0.9816798383734037">
            <text:p>0.9816798383734037</text:p>
          </table:table-cell>
          <table:table-cell office:value-type="float" office:value="0.9779553164690399">
            <text:p>0.9779553164690399</text:p>
          </table:table-cell>
          <table:table-cell office:value-type="float" office:value="0.9836620618661454">
            <text:p>0.9836620618661454</text:p>
          </table:table-cell>
          <table:table-cell office:value-type="float" office:value="0.9826038259544946">
            <text:p>0.9826038259544946</text:p>
          </table:table-cell>
          <table:table-cell office:value-type="float" office:value="0.98465062814448">
            <text:p>0.98465062814448</text:p>
          </table:table-cell>
          <table:table-cell office:value-type="float" office:value="0.9860851837995327">
            <text:p>0.9860851837995327</text:p>
          </table:table-cell>
          <table:table-cell office:value-type="float" office:value="0.9863908079301544">
            <text:p>0.9863908079301544</text:p>
          </table:table-cell>
          <table:table-cell office:value-type="float" office:value="0.9943603817704036">
            <text:p>0.9943603817704036</text:p>
          </table:table-cell>
          <table:table-cell office:value-type="float" office:value="0.9932653655772381">
            <text:p>0.9932653655772381</text:p>
          </table:table-cell>
          <table:table-cell office:value-type="float" office:value="0.9968962237817236">
            <text:p>0.9968962237817236</text:p>
          </table:table-cell>
          <table:table-cell office:value-type="float" office:value="1.0017558478059927">
            <text:p>1.0017558478059927</text:p>
          </table:table-cell>
          <table:table-cell office:value-type="float" office:value="1.00169971850418">
            <text:p>1.00169971850418</text:p>
          </table:table-cell>
          <table:table-cell office:value-type="float" office:value="1.002165514912282">
            <text:p>1.002165514912282</text:p>
          </table:table-cell>
          <table:table-cell office:value-type="float" office:value="1.0130953624505563">
            <text:p>1.0130953624505563</text:p>
          </table:table-cell>
          <table:table-cell office:value-type="float" office:value="1.0144232119123635">
            <text:p>1.0144232119123635</text:p>
          </table:table-cell>
          <table:table-cell office:value-type="float" office:value="1.0111669245242618">
            <text:p>1.0111669245242618</text:p>
          </table:table-cell>
          <table:table-cell office:value-type="float" office:value="1.0150165639748618">
            <text:p>1.0150165639748618</text:p>
          </table:table-cell>
          <table:table-cell office:value-type="float" office:value="1.0188996728669182">
            <text:p>1.0188996728669182</text:p>
          </table:table-cell>
          <table:table-cell office:value-type="float" office:value="1.01230610805108">
            <text:p>1.01230610805108</text:p>
          </table:table-cell>
          <table:table-cell office:value-type="float" office:value="1.0105665334634182">
            <text:p>1.0105665334634182</text:p>
          </table:table-cell>
          <table:table-cell office:value-type="float" office:value="1.014907453439869">
            <text:p>1.014907453439869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.0247264769089892">
            <text:p>1.0247264769089892</text:p>
          </table:table-cell>
          <table:table-cell office:value-type="float" office:value="1.0255225322103108">
            <text:p>1.0255225322103108</text:p>
          </table:table-cell>
          <table:table-cell office:value-type="float" office:value="1.0313872308255163">
            <text:p>1.0313872308255163</text:p>
          </table:table-cell>
          <table:table-cell office:value-type="float" office:value="1.0315841669342072">
            <text:p>1.0315841669342072</text:p>
          </table:table-cell>
          <table:table-cell office:value-type="float" office:value="1.028047945594931">
            <text:p>1.028047945594931</text:p>
          </table:table-cell>
          <table:table-cell office:value-type="float" office:value="1.0277650523207127">
            <text:p>1.0277650523207127</text:p>
          </table:table-cell>
          <table:table-cell office:value-type="float" office:value="1.02506618520294">
            <text:p>1.02506618520294</text:p>
          </table:table-cell>
          <table:table-cell office:value-type="float" office:value="1.0274101906996964">
            <text:p>1.0274101906996964</text:p>
          </table:table-cell>
          <table:table-cell office:value-type="float" office:value="1.025833958969089">
            <text:p>1.025833958969089</text:p>
          </table:table-cell>
          <table:table-cell office:value-type="float" office:value="1.0251157534310182">
            <text:p>1.0251157534310182</text:p>
          </table:table-cell>
          <table:table-cell office:value-type="float" office:value="1.0250254499221092">
            <text:p>1.0250254499221092</text:p>
          </table:table-cell>
          <table:table-cell office:value-type="float" office:value="1.0225505008742126">
            <text:p>1.0225505008742126</text:p>
          </table:table-cell>
          <table:table-cell office:value-type="float" office:value="1.025323295656527">
            <text:p>1.025323295656527</text:p>
          </table:table-cell>
          <table:table-cell office:value-type="float" office:value="1.0235516490374126">
            <text:p>1.0235516490374126</text:p>
          </table:table-cell>
          <table:table-cell office:value-type="float" office:value="1.0231474044706854">
            <text:p>1.0231474044706854</text:p>
          </table:table-cell>
          <table:table-cell office:value-type="float" office:value="1.0276327875504492">
            <text:p>1.0276327875504492</text:p>
          </table:table-cell>
          <table:table-cell office:value-type="float" office:value="1.024512056724949">
            <text:p>1.024512056724949</text:p>
          </table:table-cell>
          <table:table-cell office:value-type="float" office:value="1.0215379353344836">
            <text:p>1.0215379353344836</text:p>
          </table:table-cell>
          <table:table-cell office:value-type="float" office:value="1.0202969815713163">
            <text:p>1.0202969815713163</text:p>
          </table:table-cell>
          <table:table-cell office:value-type="float" office:value="1.0146552763457617">
            <text:p>1.0146552763457617</text:p>
          </table:table-cell>
          <table:table-cell office:value-type="float" office:value="1.0149363323808054">
            <text:p>1.0149363323808054</text:p>
          </table:table-cell>
          <table:table-cell office:value-type="float" office:value="1.010792079247549">
            <text:p>1.010792079247549</text:p>
          </table:table-cell>
          <table:table-cell office:value-type="float" office:value="1.0115486494911163">
            <text:p>1.0115486494911163</text:p>
          </table:table-cell>
          <table:table-cell office:value-type="float" office:value="1.0034562143936454">
            <text:p>1.0034562143936454</text:p>
          </table:table-cell>
          <table:table-cell office:value-type="float" office:value="0.9983712506469434">
            <text:p>0.9983712506469434</text:p>
          </table:table-cell>
          <table:table-cell office:value-type="float" office:value="0.9899783784593291">
            <text:p>0.9899783784593291</text:p>
          </table:table-cell>
          <table:table-cell office:value-type="float" office:value="0.9854445492353564">
            <text:p>0.9854445492353564</text:p>
          </table:table-cell>
          <table:table-cell office:value-type="float" office:value="0.9846048460836544">
            <text:p>0.9846048460836544</text:p>
          </table:table-cell>
          <table:table-cell office:value-type="float" office:value="0.9763428594382144">
            <text:p>0.9763428594382144</text:p>
          </table:table-cell>
          <table:table-cell office:value-type="float" office:value="0.9761617900802836">
            <text:p>0.9761617900802836</text:p>
          </table:table-cell>
          <table:table-cell office:value-type="float" office:value="0.9727714647523471">
            <text:p>0.9727714647523471</text:p>
          </table:table-cell>
          <table:table-cell office:value-type="float" office:value="0.96802615908288">
            <text:p>0.96802615908288</text:p>
          </table:table-cell>
          <table:table-cell office:value-type="float" office:value="0.9659899050007472">
            <text:p>0.9659899050007472</text:p>
          </table:table-cell>
          <table:table-cell office:value-type="float" office:value="0.9718676876679819">
            <text:p>0.9718676876679819</text:p>
          </table:table-cell>
          <table:table-cell office:value-type="float" office:value="0.9663006598944927">
            <text:p>0.9663006598944927</text:p>
          </table:table-cell>
          <table:table-cell office:value-type="float" office:value="0.9696751825412726">
            <text:p>0.9696751825412726</text:p>
          </table:table-cell>
          <table:table-cell office:value-type="float" office:value="0.9680195088311836">
            <text:p>0.9680195088311836</text:p>
          </table:table-cell>
          <table:table-cell office:value-type="float" office:value="0.9689287344292745">
            <text:p>0.9689287344292745</text:p>
          </table:table-cell>
          <table:table-cell office:value-type="float" office:value="0.9728186675999235">
            <text:p>0.9728186675999235</text:p>
          </table:table-cell>
          <table:table-cell office:value-type="float" office:value="0.9719913835616617">
            <text:p>0.9719913835616617</text:p>
          </table:table-cell>
          <table:table-cell office:value-type="float" office:value="0.9824245635325473">
            <text:p>0.9824245635325473</text:p>
          </table:table-cell>
          <table:table-cell office:value-type="float" office:value="0.9834944341378964">
            <text:p>0.9834944341378964</text:p>
          </table:table-cell>
          <table:table-cell office:value-type="float" office:value="0.9796854658985237">
            <text:p>0.9796854658985237</text:p>
          </table:table-cell>
          <table:table-cell office:value-type="float" office:value="0.973516018482011">
            <text:p>0.973516018482011</text:p>
          </table:table-cell>
          <table:table-cell office:value-type="float" office:value="0.9721325150455854">
            <text:p>0.9721325150455854</text:p>
          </table:table-cell>
          <table:table-cell office:value-type="float" office:value="0.9695110440090055">
            <text:p>0.9695110440090055</text:p>
          </table:table-cell>
          <table:table-cell office:value-type="float" office:value="0.9700397619627108">
            <text:p>0.9700397619627108</text:p>
          </table:table-cell>
          <table:table-cell office:value-type="float" office:value="0.9696165060398126">
            <text:p>0.9696165060398126</text:p>
          </table:table-cell>
          <table:table-cell office:value-type="float" office:value="0.9740488048555472">
            <text:p>0.9740488048555472</text:p>
          </table:table-cell>
          <table:table-cell office:value-type="float" office:value="0.9756034633116435">
            <text:p>0.9756034633116435</text:p>
          </table:table-cell>
          <table:table-cell office:value-type="float" office:value="0.9729295123432418">
            <text:p>0.9729295123432418</text:p>
          </table:table-cell>
          <table:table-cell office:value-type="float" office:value="0.9814101486323673">
            <text:p>0.9814101486323673</text:p>
          </table:table-cell>
          <table:table-cell office:value-type="float" office:value="0.9820055647750691">
            <text:p>0.9820055647750691</text:p>
          </table:table-cell>
          <table:table-cell office:value-type="float" office:value="0.9797981755867909">
            <text:p>0.9797981755867909</text:p>
          </table:table-cell>
          <table:table-cell office:value-type="float" office:value="0.982634758585969">
            <text:p>0.982634758585969</text:p>
          </table:table-cell>
          <table:table-cell office:value-type="float" office:value="0.982560823129178">
            <text:p>0.982560823129178</text:p>
          </table:table-cell>
          <table:table-cell office:value-type="float" office:value="0.9912763913993672">
            <text:p>0.9912763913993672</text:p>
          </table:table-cell>
          <table:table-cell office:value-type="float" office:value="0.991797188098969">
            <text:p>0.991797188098969</text:p>
          </table:table-cell>
          <table:table-cell office:value-type="float" office:value="0.9919972307176309">
            <text:p>0.9919972307176309</text:p>
          </table:table-cell>
          <table:table-cell office:value-type="float" office:value="0.9893075454667035">
            <text:p>0.9893075454667035</text:p>
          </table:table-cell>
          <table:table-cell office:value-type="float" office:value="0.9950251091029635">
            <text:p>0.9950251091029635</text:p>
          </table:table-cell>
          <table:table-cell office:value-type="float" office:value="0.9937125973847836">
            <text:p>0.9937125973847836</text:p>
          </table:table-cell>
          <table:table-cell office:value-type="float" office:value="0.9977920951964837">
            <text:p>0.9977920951964837</text:p>
          </table:table-cell>
          <table:table-cell office:value-type="float" office:value="0.994678868306858">
            <text:p>0.994678868306858</text:p>
          </table:table-cell>
          <table:table-cell office:value-type="float" office:value="0.9918885323060344">
            <text:p>0.9918885323060344</text:p>
          </table:table-cell>
          <table:table-cell office:value-type="float" office:value="0.9841125465047836">
            <text:p>0.9841125465047836</text:p>
          </table:table-cell>
          <table:table-cell office:value-type="float" office:value="0.9908095490982763">
            <text:p>0.9908095490982763</text:p>
          </table:table-cell>
          <table:table-cell office:value-type="float" office:value="0.9837623533067781">
            <text:p>0.9837623533067781</text:p>
          </table:table-cell>
          <table:table-cell office:value-type="float" office:value="0.9747829905648927">
            <text:p>0.9747829905648927</text:p>
          </table:table-cell>
          <table:table-cell office:value-type="float" office:value="0.9715980853732963">
            <text:p>0.9715980853732963</text:p>
          </table:table-cell>
          <table:table-cell office:value-type="float" office:value="0.9708933630235691">
            <text:p>0.9708933630235691</text:p>
          </table:table-cell>
          <table:table-cell office:value-type="float" office:value="0.9731449593725509">
            <text:p>0.9731449593725509</text:p>
          </table:table-cell>
          <table:table-cell office:value-type="float" office:value="0.9719835939099872">
            <text:p>0.9719835939099872</text:p>
          </table:table-cell>
          <table:table-cell office:value-type="float" office:value="0.9756311171378618">
            <text:p>0.9756311171378618</text:p>
          </table:table-cell>
          <table:table-cell office:value-type="float" office:value="0.9803735526622472">
            <text:p>0.9803735526622472</text:p>
          </table:table-cell>
          <table:table-cell office:value-type="float" office:value="0.9816798383734037">
            <text:p>0.9816798383734037</text:p>
          </table:table-cell>
          <table:table-cell office:value-type="float" office:value="0.9779553164690399">
            <text:p>0.9779553164690399</text:p>
          </table:table-cell>
          <table:table-cell office:value-type="float" office:value="0.9836620618661454">
            <text:p>0.9836620618661454</text:p>
          </table:table-cell>
          <table:table-cell office:value-type="float" office:value="0.9826038259544946">
            <text:p>0.9826038259544946</text:p>
          </table:table-cell>
          <table:table-cell office:value-type="float" office:value="0.98465062814448">
            <text:p>0.98465062814448</text:p>
          </table:table-cell>
          <table:table-cell office:value-type="float" office:value="0.9860851837995327">
            <text:p>0.9860851837995327</text:p>
          </table:table-cell>
          <table:table-cell office:value-type="float" office:value="0.9863908079301544">
            <text:p>0.9863908079301544</text:p>
          </table:table-cell>
          <table:table-cell office:value-type="float" office:value="0.9943603817704036">
            <text:p>0.9943603817704036</text:p>
          </table:table-cell>
          <table:table-cell office:value-type="float" office:value="0.9932653655772381">
            <text:p>0.9932653655772381</text:p>
          </table:table-cell>
          <table:table-cell office:value-type="float" office:value="0.9968962237817236">
            <text:p>0.9968962237817236</text:p>
          </table:table-cell>
          <table:table-cell office:value-type="float" office:value="1.0017558478059927">
            <text:p>1.0017558478059927</text:p>
          </table:table-cell>
          <table:table-cell office:value-type="float" office:value="1.00169971850418">
            <text:p>1.00169971850418</text:p>
          </table:table-cell>
          <table:table-cell office:value-type="float" office:value="1.002165514912282">
            <text:p>1.002165514912282</text:p>
          </table:table-cell>
          <table:table-cell office:value-type="float" office:value="1.0130953624505563">
            <text:p>1.0130953624505563</text:p>
          </table:table-cell>
          <table:table-cell office:value-type="float" office:value="1.0144232119123635">
            <text:p>1.0144232119123635</text:p>
          </table:table-cell>
          <table:table-cell office:value-type="float" office:value="1.0111669245242618">
            <text:p>1.0111669245242618</text:p>
          </table:table-cell>
          <table:table-cell office:value-type="float" office:value="1.0150165639748618">
            <text:p>1.0150165639748618</text:p>
          </table:table-cell>
          <table:table-cell office:value-type="float" office:value="1.0188996728669182">
            <text:p>1.0188996728669182</text:p>
          </table:table-cell>
          <table:table-cell office:value-type="float" office:value="1.01230610805108">
            <text:p>1.01230610805108</text:p>
          </table:table-cell>
          <table:table-cell office:value-type="float" office:value="1.0105665334634182">
            <text:p>1.0105665334634182</text:p>
          </table:table-cell>
          <table:table-cell office:value-type="float" office:value="1.014907453439869">
            <text:p>1.014907453439869</text:p>
          </table:table-cell>
        </table:table-row>
      </table:table>
      <table:table table:name="Sheet1">
        <table:table-row>
          <table:table-cell table:style-name="pd1" office:value-type="float" office:value="36.0">
            <text:p>36.0</text:p>
          </table:table-cell>
          <table:table-cell table:style-name="pd1" office:value-type="float" office:value="0.1515684">
            <text:p>0.1515684</text:p>
          </table:table-cell>
          <table:table-cell table:style-name="pd1" office:value-type="float" office:value="0.1047586">
            <text:p>0.1047586</text:p>
          </table:table-cell>
          <table:table-cell table:style-name="pd1" office:value-type="float" office:value="0.0872891">
            <text:p>0.0872891</text:p>
          </table:table-cell>
          <table:table-cell table:style-name="pd1" office:value-type="float" office:value="0.0964412">
            <text:p>0.0964412</text:p>
          </table:table-cell>
          <table:table-cell table:style-name="pd1" office:value-type="float" office:value="0.0991857">
            <text:p>0.0991857</text:p>
          </table:table-cell>
          <table:table-cell table:style-name="pd1" office:value-type="float" office:value="0.1393302">
            <text:p>0.1393302</text:p>
          </table:table-cell>
          <table:table-cell table:style-name="pd1" office:value-type="float" office:value="0.119738">
            <text:p>0.119738</text:p>
          </table:table-cell>
          <table:table-cell table:style-name="pd1" office:value-type="float" office:value="0.0878002">
            <text:p>0.0878002</text:p>
          </table:table-cell>
          <table:table-cell table:style-name="pd1" office:value-type="float" office:value="0.0662422">
            <text:p>0.0662422</text:p>
          </table:table-cell>
          <table:table-cell table:style-name="pd1" office:value-type="float" office:value="0.0183896">
            <text:p>0.0183896</text:p>
          </table:table-cell>
          <table:table-cell table:style-name="pd1" office:value-type="float" office:value="-0.0072138">
            <text:p>-0.0072138</text:p>
          </table:table-cell>
          <table:table-cell table:style-name="pd1" office:value-type="float" office:value="0.0349108">
            <text:p>0.0349108</text:p>
          </table:table-cell>
          <table:table-cell table:style-name="pd1" office:value-type="float" office:value="0.0351716">
            <text:p>0.0351716</text:p>
          </table:table-cell>
          <table:table-cell table:style-name="pd1" office:value-type="float" office:value="0.0698733">
            <text:p>0.0698733</text:p>
          </table:table-cell>
          <table:table-cell table:style-name="pd1" office:value-type="float" office:value="-0.1341997">
            <text:p>-0.1341997</text:p>
          </table:table-cell>
          <table:table-cell table:style-name="pd1" office:value-type="float" office:value="-0.12582">
            <text:p>-0.12582</text:p>
          </table:table-cell>
          <table:table-cell table:style-name="pd1" office:value-type="float" office:value="-0.0834104">
            <text:p>-0.0834104</text:p>
          </table:table-cell>
          <table:table-cell table:style-name="pd1" office:value-type="float" office:value="-0.0651242">
            <text:p>-0.0651242</text:p>
          </table:table-cell>
          <table:table-cell table:style-name="pd1" office:value-type="float" office:value="-0.0629458">
            <text:p>-0.0629458</text:p>
          </table:table-cell>
          <table:table-cell table:style-name="pd1" office:value-type="float" office:value="0.1225594">
            <text:p>0.1225594</text:p>
          </table:table-cell>
          <table:table-cell table:style-name="pd1" office:value-type="float" office:value="0.1817792">
            <text:p>0.1817792</text:p>
          </table:table-cell>
          <table:table-cell table:style-name="pd1" office:value-type="float" office:value="0.1568361">
            <text:p>0.1568361</text:p>
          </table:table-cell>
          <table:table-cell table:style-name="pd1" office:value-type="float" office:value="0.2515329">
            <text:p>0.2515329</text:p>
          </table:table-cell>
          <table:table-cell table:style-name="pd1" office:value-type="float" office:value="0.3207738">
            <text:p>0.3207738</text:p>
          </table:table-cell>
          <table:table-cell table:style-name="pd1" office:value-type="float" office:value="0.4899071">
            <text:p>0.4899071</text:p>
          </table:table-cell>
          <table:table-cell table:style-name="pd1" office:value-type="float" office:value="0.5067441">
            <text:p>0.5067441</text:p>
          </table:table-cell>
          <table:table-cell table:style-name="pd1" office:value-type="float" office:value="0.5337743">
            <text:p>0.5337743</text:p>
          </table:table-cell>
          <table:table-cell table:style-name="pd1" office:value-type="float" office:value="0.6165447">
            <text:p>0.6165447</text:p>
          </table:table-cell>
          <table:table-cell table:style-name="pd1" office:value-type="float" office:value="0.7553712">
            <text:p>0.7553712</text:p>
          </table:table-cell>
          <table:table-cell table:style-name="pd1" office:value-type="float" office:value="0.8241824">
            <text:p>0.8241824</text:p>
          </table:table-cell>
          <table:table-cell table:style-name="pd1" office:value-type="float" office:value="0.8860835">
            <text:p>0.8860835</text:p>
          </table:table-cell>
          <table:table-cell table:style-name="pd1" office:value-type="float" office:value="0.9646568">
            <text:p>0.9646568</text:p>
          </table:table-cell>
          <table:table-cell table:style-name="pd1" office:value-type="float" office:value="0.9270753">
            <text:p>0.9270753</text:p>
          </table:table-cell>
          <table:table-cell table:style-name="pd1" office:value-type="float" office:value="0.84163">
            <text:p>0.84163</text:p>
          </table:table-cell>
          <table:table-cell table:style-name="pd1" office:value-type="float" office:value="0.924591">
            <text:p>0.924591</text:p>
          </table:table-cell>
          <table:table-cell table:style-name="pd1" office:value-type="float" office:value="0.8600802">
            <text:p>0.8600802</text:p>
          </table:table-cell>
          <table:table-cell table:style-name="pd1" office:value-type="float" office:value="0.8831995">
            <text:p>0.8831995</text:p>
          </table:table-cell>
          <table:table-cell table:style-name="pd1" office:value-type="float" office:value="0.782856">
            <text:p>0.782856</text:p>
          </table:table-cell>
          <table:table-cell table:style-name="pd1" office:value-type="float" office:value="0.7087164">
            <text:p>0.7087164</text:p>
          </table:table-cell>
          <table:table-cell table:style-name="pd1" office:value-type="float" office:value="0.7202351">
            <text:p>0.7202351</text:p>
          </table:table-cell>
          <table:table-cell table:style-name="pd1" office:value-type="float" office:value="0.7396394">
            <text:p>0.7396394</text:p>
          </table:table-cell>
          <table:table-cell table:style-name="pd1" office:value-type="float" office:value="0.8243794">
            <text:p>0.8243794</text:p>
          </table:table-cell>
          <table:table-cell table:style-name="pd1" office:value-type="float" office:value="0.7985932">
            <text:p>0.7985932</text:p>
          </table:table-cell>
          <table:table-cell table:style-name="pd1" office:value-type="float" office:value="0.5968966">
            <text:p>0.5968966</text:p>
          </table:table-cell>
          <table:table-cell table:style-name="pd1" office:value-type="float" office:value="0.5892724">
            <text:p>0.5892724</text:p>
          </table:table-cell>
          <table:table-cell table:style-name="pd1" office:value-type="float" office:value="0.6431776">
            <text:p>0.6431776</text:p>
          </table:table-cell>
          <table:table-cell table:style-name="pd1" office:value-type="float" office:value="0.7343066">
            <text:p>0.7343066</text:p>
          </table:table-cell>
          <table:table-cell table:style-name="pd1" office:value-type="float" office:value="0.7565804">
            <text:p>0.7565804</text:p>
          </table:table-cell>
          <table:table-cell table:style-name="pd1" office:value-type="float" office:value="0.7015254">
            <text:p>0.7015254</text:p>
          </table:table-cell>
          <table:table-cell table:style-name="pd1" office:value-type="float" office:value="0.7536155">
            <text:p>0.7536155</text:p>
          </table:table-cell>
          <table:table-cell table:style-name="pd1" office:value-type="float" office:value="0.744697">
            <text:p>0.744697</text:p>
          </table:table-cell>
          <table:table-cell table:style-name="pd1" office:value-type="float" office:value="0.7379352">
            <text:p>0.7379352</text:p>
          </table:table-cell>
          <table:table-cell table:style-name="pd1" office:value-type="float" office:value="0.7633226">
            <text:p>0.7633226</text:p>
          </table:table-cell>
          <table:table-cell table:style-name="pd1" office:value-type="float" office:value="0.7098573">
            <text:p>0.7098573</text:p>
          </table:table-cell>
          <table:table-cell table:style-name="pd1" office:value-type="float" office:value="0.6927322">
            <text:p>0.6927322</text:p>
          </table:table-cell>
          <table:table-cell table:style-name="pd1" office:value-type="float" office:value="0.6513261">
            <text:p>0.6513261</text:p>
          </table:table-cell>
          <table:table-cell table:style-name="pd1" office:value-type="float" office:value="0.6464817">
            <text:p>0.6464817</text:p>
          </table:table-cell>
          <table:table-cell table:style-name="pd1" office:value-type="float" office:value="0.585017">
            <text:p>0.585017</text:p>
          </table:table-cell>
          <table:table-cell table:style-name="pd1" office:value-type="float" office:value="0.5630774">
            <text:p>0.5630774</text:p>
          </table:table-cell>
          <table:table-cell table:style-name="pd1" office:value-type="float" office:value="0.5714846">
            <text:p>0.5714846</text:p>
          </table:table-cell>
          <table:table-cell table:style-name="pd1" office:value-type="float" office:value="0.6134121">
            <text:p>0.6134121</text:p>
          </table:table-cell>
          <table:table-cell table:style-name="pd1" office:value-type="float" office:value="0.6129633">
            <text:p>0.6129633</text:p>
          </table:table-cell>
          <table:table-cell table:style-name="pd1" office:value-type="float" office:value="0.5454679">
            <text:p>0.5454679</text:p>
          </table:table-cell>
          <table:table-cell table:style-name="pd1" office:value-type="float" office:value="0.5705802">
            <text:p>0.5705802</text:p>
          </table:table-cell>
          <table:table-cell table:style-name="pd1" office:value-type="float" office:value="0.6395367">
            <text:p>0.6395367</text:p>
          </table:table-cell>
          <table:table-cell table:style-name="pd1" office:value-type="float" office:value="0.7858854">
            <text:p>0.7858854</text:p>
          </table:table-cell>
          <table:table-cell table:style-name="pd1" office:value-type="float" office:value="0.9133677">
            <text:p>0.9133677</text:p>
          </table:table-cell>
          <table:table-cell table:style-name="pd1" office:value-type="float" office:value="1.1810149">
            <text:p>1.1810149</text:p>
          </table:table-cell>
          <table:table-cell table:style-name="pd1" office:value-type="float" office:value="1.298831">
            <text:p>1.298831</text:p>
          </table:table-cell>
          <table:table-cell table:style-name="pd1" office:value-type="float" office:value="1.3484977">
            <text:p>1.3484977</text:p>
          </table:table-cell>
          <table:table-cell table:style-name="pd1" office:value-type="float" office:value="1.3099189">
            <text:p>1.3099189</text:p>
          </table:table-cell>
          <table:table-cell table:style-name="pd1" office:value-type="float" office:value="1.3190174">
            <text:p>1.3190174</text:p>
          </table:table-cell>
          <table:table-cell table:style-name="pd1" office:value-type="float" office:value="1.2675333">
            <text:p>1.2675333</text:p>
          </table:table-cell>
          <table:table-cell table:style-name="pd1" office:value-type="float" office:value="1.1552526">
            <text:p>1.1552526</text:p>
          </table:table-cell>
          <table:table-cell table:style-name="pd1" office:value-type="float" office:value="1.1213111">
            <text:p>1.1213111</text:p>
          </table:table-cell>
          <table:table-cell table:style-name="pd1" office:value-type="float" office:value="1.1064445">
            <text:p>1.1064445</text:p>
          </table:table-cell>
          <table:table-cell table:style-name="pd1" office:value-type="float" office:value="1.1296587">
            <text:p>1.1296587</text:p>
          </table:table-cell>
          <table:table-cell table:style-name="pd1" office:value-type="float" office:value="1.1129196">
            <text:p>1.1129196</text:p>
          </table:table-cell>
          <table:table-cell table:style-name="pd1" office:value-type="float" office:value="1.0750319">
            <text:p>1.0750319</text:p>
          </table:table-cell>
          <table:table-cell table:style-name="pd1" office:value-type="float" office:value="1.0699941">
            <text:p>1.0699941</text:p>
          </table:table-cell>
          <table:table-cell table:style-name="pd1" office:value-type="float" office:value="0.982103">
            <text:p>0.982103</text:p>
          </table:table-cell>
          <table:table-cell table:style-name="pd1" office:value-type="float" office:value="0.8978673">
            <text:p>0.8978673</text:p>
          </table:table-cell>
          <table:table-cell table:style-name="pd1" office:value-type="float" office:value="0.8963959">
            <text:p>0.8963959</text:p>
          </table:table-cell>
          <table:table-cell table:style-name="pd1" office:value-type="float" office:value="0.7956605">
            <text:p>0.7956605</text:p>
          </table:table-cell>
          <table:table-cell table:style-name="pd1" office:value-type="float" office:value="0.8174146">
            <text:p>0.8174146</text:p>
          </table:table-cell>
          <table:table-cell table:style-name="pd1" office:value-type="float" office:value="0.7531505">
            <text:p>0.7531505</text:p>
          </table:table-cell>
          <table:table-cell table:style-name="pd1" office:value-type="float" office:value="0.684169">
            <text:p>0.684169</text:p>
          </table:table-cell>
          <table:table-cell table:style-name="pd1" office:value-type="float" office:value="0.5064864">
            <text:p>0.5064864</text:p>
          </table:table-cell>
          <table:table-cell table:style-name="pd1" office:value-type="float" office:value="0.4467569">
            <text:p>0.4467569</text:p>
          </table:table-cell>
          <table:table-cell table:style-name="pd1" office:value-type="float" office:value="0.4384151">
            <text:p>0.4384151</text:p>
          </table:table-cell>
          <table:table-cell table:style-name="pd1" office:value-type="float" office:value="0.4167558">
            <text:p>0.4167558</text:p>
          </table:table-cell>
          <table:table-cell table:style-name="pd1" office:value-type="float" office:value="0.3477895">
            <text:p>0.3477895</text:p>
          </table:table-cell>
          <table:table-cell table:style-name="pd1" office:value-type="float" office:value="0.3687599">
            <text:p>0.3687599</text:p>
          </table:table-cell>
          <table:table-cell table:style-name="pd1" office:value-type="float" office:value="0.2781167">
            <text:p>0.2781167</text:p>
          </table:table-cell>
          <table:table-cell table:style-name="pd1" office:value-type="float" office:value="0.2410081">
            <text:p>0.2410081</text:p>
          </table:table-cell>
          <table:table-cell table:style-name="pd1" office:value-type="float" office:value="0.24">
            <text:p>0.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